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7" table:default-cell-style-name="Default"/>
        <table:table-row table:style-name="ro1">
          <table:table-cell office:value-type="float" office:value="8.32206" calcext:value-type="float">
            <text:p>8.3220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.31249" calcext:value-type="float">
            <text:p>8.3124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.52569" calcext:value-type="float">
            <text:p>7.5256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99391" calcext:value-type="float">
            <text:p>0.00499391</text:p>
          </table:table-cell>
          <table:table-cell office:value-type="float" office:value="0.00471" calcext:value-type="float">
            <text:p>0.00471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0.00499396" calcext:value-type="float">
            <text:p>0.00499396</text:p>
          </table:table-cell>
          <table:table-cell office:value-type="float" office:value="0.00470333" calcext:value-type="float">
            <text:p>0.00470333</text:p>
          </table:table-cell>
          <table:table-cell office:value-type="float" office:value="0.00528333" calcext:value-type="float">
            <text:p>0.00528333</text:p>
          </table:table-cell>
          <table:table-cell office:value-type="float" office:value="0.00895208" calcext:value-type="float">
            <text:p>0.00895208</text:p>
          </table:table-cell>
          <table:table-cell office:value-type="float" office:value="0.00824333" calcext:value-type="float">
            <text:p>0.00824333</text:p>
          </table:table-cell>
          <table:table-cell office:value-type="float" office:value="0.00963" calcext:value-type="float">
            <text:p>0.00963</text:p>
          </table:table-cell>
          <table:table-cell office:value-type="float" office:value="0.00895245" calcext:value-type="float">
            <text:p>0.00895245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1.7926" calcext:value-type="float">
            <text:p>1.7926</text:p>
          </table:table-cell>
          <table:table-cell office:value-type="float" office:value="1.79266" calcext:value-type="float">
            <text:p>1.79266</text:p>
          </table:table-cell>
          <table:table-cell office:value-type="float" office:value="8.51087" calcext:value-type="float">
            <text:p>8.51087</text:p>
          </table:table-cell>
        </table:table-row>
        <table:table-row table:style-name="ro1">
          <table:table-cell office:value-type="float" office:value="8.34754" calcext:value-type="float">
            <text:p>8.3475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8.32721" calcext:value-type="float">
            <text:p>8.3272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7.52711" calcext:value-type="float">
            <text:p>7.5271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00062" calcext:value-type="float">
            <text:p>0.0100062</text:p>
          </table:table-cell>
          <table:table-cell office:value-type="float" office:value="0.00962333" calcext:value-type="float">
            <text:p>0.00962333</text:p>
          </table:table-cell>
          <table:table-cell office:value-type="float" office:value="0.01048" calcext:value-type="float">
            <text:p>0.01048</text:p>
          </table:table-cell>
          <table:table-cell office:value-type="float" office:value="0.0100061" calcext:value-type="float">
            <text:p>0.0100061</text:p>
          </table:table-cell>
          <table:table-cell office:value-type="float" office:value="0.00947333" calcext:value-type="float">
            <text:p>0.00947333</text:p>
          </table:table-cell>
          <table:table-cell office:value-type="float" office:value="0.0105233" calcext:value-type="float">
            <text:p>0.0105233</text:p>
          </table:table-cell>
          <table:table-cell office:value-type="float" office:value="0.0180378" calcext:value-type="float">
            <text:p>0.0180378</text:p>
          </table:table-cell>
          <table:table-cell office:value-type="float" office:value="0.0172933" calcext:value-type="float">
            <text:p>0.0172933</text:p>
          </table:table-cell>
          <table:table-cell office:value-type="float" office:value="0.0192367" calcext:value-type="float">
            <text:p>0.0192367</text:p>
          </table:table-cell>
          <table:table-cell office:value-type="float" office:value="0.0180377" calcext:value-type="float">
            <text:p>0.0180377</text:p>
          </table:table-cell>
          <table:table-cell office:value-type="float" office:value="0.01706" calcext:value-type="float">
            <text:p>0.01706</text:p>
          </table:table-cell>
          <table:table-cell office:value-type="float" office:value="0.0190833" calcext:value-type="float">
            <text:p>0.0190833</text:p>
          </table:table-cell>
          <table:table-cell office:value-type="float" office:value="1.80265" calcext:value-type="float">
            <text:p>1.80265</text:p>
          </table:table-cell>
          <table:table-cell office:value-type="float" office:value="1.80267" calcext:value-type="float">
            <text:p>1.80267</text:p>
          </table:table-cell>
          <table:table-cell office:value-type="float" office:value="8.50652" calcext:value-type="float">
            <text:p>8.50652</text:p>
          </table:table-cell>
        </table:table-row>
        <table:table-row table:style-name="ro1">
          <table:table-cell office:value-type="float" office:value="8.40567" calcext:value-type="float">
            <text:p>8.4056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37609" calcext:value-type="float">
            <text:p>8.3760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57572" calcext:value-type="float">
            <text:p>7.5757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0311" calcext:value-type="float">
            <text:p>0.0150311</text:p>
          </table:table-cell>
          <table:table-cell office:value-type="float" office:value="0.0145233" calcext:value-type="float">
            <text:p>0.0145233</text:p>
          </table:table-cell>
          <table:table-cell office:value-type="float" office:value="0.0156967" calcext:value-type="float">
            <text:p>0.0156967</text:p>
          </table:table-cell>
          <table:table-cell office:value-type="float" office:value="0.015031" calcext:value-type="float">
            <text:p>0.015031</text:p>
          </table:table-cell>
          <table:table-cell office:value-type="float" office:value="0.0144667" calcext:value-type="float">
            <text:p>0.0144667</text:p>
          </table:table-cell>
          <table:table-cell office:value-type="float" office:value="0.0156933" calcext:value-type="float">
            <text:p>0.0156933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59333" calcext:value-type="float">
            <text:p>0.0259333</text:p>
          </table:table-cell>
          <table:table-cell office:value-type="float" office:value="0.0284833" calcext:value-type="float">
            <text:p>0.0284833</text:p>
          </table:table-cell>
          <table:table-cell office:value-type="float" office:value="0.0270399" calcext:value-type="float">
            <text:p>0.0270399</text:p>
          </table:table-cell>
          <table:table-cell office:value-type="float" office:value="0.02496" calcext:value-type="float">
            <text:p>0.02496</text:p>
          </table:table-cell>
          <table:table-cell office:value-type="float" office:value="0.0285367" calcext:value-type="float">
            <text:p>0.0285367</text:p>
          </table:table-cell>
          <table:table-cell office:value-type="float" office:value="1.79893" calcext:value-type="float">
            <text:p>1.79893</text:p>
          </table:table-cell>
          <table:table-cell office:value-type="float" office:value="1.79895" calcext:value-type="float">
            <text:p>1.79895</text:p>
          </table:table-cell>
          <table:table-cell office:value-type="float" office:value="8.55083" calcext:value-type="float">
            <text:p>8.55083</text:p>
          </table:table-cell>
        </table:table-row>
        <table:table-row table:style-name="ro1">
          <table:table-cell office:value-type="float" office:value="8.43343" calcext:value-type="float">
            <text:p>8.433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8.39118" calcext:value-type="float">
            <text:p>8.3911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7.59912" calcext:value-type="float">
            <text:p>7.5991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867" calcext:value-type="float">
            <text:p>0.0194867</text:p>
          </table:table-cell>
          <table:table-cell office:value-type="float" office:value="0.0205667" calcext:value-type="float">
            <text:p>0.0205667</text:p>
          </table:table-cell>
          <table:table-cell office:value-type="float" office:value="0.020063" calcext:value-type="float">
            <text:p>0.020063</text:p>
          </table:table-cell>
          <table:table-cell office:value-type="float" office:value="0.0194767" calcext:value-type="float">
            <text:p>0.0194767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360579" calcext:value-type="float">
            <text:p>0.0360579</text:p>
          </table:table-cell>
          <table:table-cell office:value-type="float" office:value="0.0347767" calcext:value-type="float">
            <text:p>0.0347767</text:p>
          </table:table-cell>
          <table:table-cell office:value-type="float" office:value="0.0372567" calcext:value-type="float">
            <text:p>0.0372567</text:p>
          </table:table-cell>
          <table:table-cell office:value-type="float" office:value="0.0360582" calcext:value-type="float">
            <text:p>0.0360582</text:p>
          </table:table-cell>
          <table:table-cell office:value-type="float" office:value="0.0339367" calcext:value-type="float">
            <text:p>0.0339367</text:p>
          </table:table-cell>
          <table:table-cell office:value-type="float" office:value="0.0374867" calcext:value-type="float">
            <text:p>0.0374867</text:p>
          </table:table-cell>
          <table:table-cell office:value-type="float" office:value="1.79723" calcext:value-type="float">
            <text:p>1.79723</text:p>
          </table:table-cell>
          <table:table-cell office:value-type="float" office:value="1.79725" calcext:value-type="float">
            <text:p>1.79725</text:p>
          </table:table-cell>
          <table:table-cell office:value-type="float" office:value="8.55928" calcext:value-type="float">
            <text:p>8.55928</text:p>
          </table:table-cell>
        </table:table-row>
        <table:table-row table:style-name="ro1">
          <table:table-cell office:value-type="float" office:value="8.48734" calcext:value-type="float">
            <text:p>8.4873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8.43089" calcext:value-type="float">
            <text:p>8.4308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7.63006" calcext:value-type="float">
            <text:p>7.6300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50671" calcext:value-type="float">
            <text:p>0.0250671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257333" calcext:value-type="float">
            <text:p>0.0257333</text:p>
          </table:table-cell>
          <table:table-cell office:value-type="float" office:value="0.0250667" calcext:value-type="float">
            <text:p>0.0250667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71" calcext:value-type="float">
            <text:p>0.02571</text:p>
          </table:table-cell>
          <table:table-cell office:value-type="float" office:value="0.0451318" calcext:value-type="float">
            <text:p>0.0451318</text:p>
          </table:table-cell>
          <table:table-cell office:value-type="float" office:value="0.0439833" calcext:value-type="float">
            <text:p>0.0439833</text:p>
          </table:table-cell>
          <table:table-cell office:value-type="float" office:value="0.0464533" calcext:value-type="float">
            <text:p>0.0464533</text:p>
          </table:table-cell>
          <table:table-cell office:value-type="float" office:value="0.0451312" calcext:value-type="float">
            <text:p>0.0451312</text:p>
          </table:table-cell>
          <table:table-cell office:value-type="float" office:value="0.0435967" calcext:value-type="float">
            <text:p>0.0435967</text:p>
          </table:table-cell>
          <table:table-cell office:value-type="float" office:value="0.04701" calcext:value-type="float">
            <text:p>0.04701</text:p>
          </table:table-cell>
          <table:table-cell office:value-type="float" office:value="1.80044" calcext:value-type="float">
            <text:p>1.80044</text:p>
          </table:table-cell>
          <table:table-cell office:value-type="float" office:value="1.80045" calcext:value-type="float">
            <text:p>1.80045</text:p>
          </table:table-cell>
          <table:table-cell office:value-type="float" office:value="8.58606" calcext:value-type="float">
            <text:p>8.58606</text:p>
          </table:table-cell>
        </table:table-row>
        <table:table-row table:style-name="ro1">
          <table:table-cell office:value-type="float" office:value="8.53443" calcext:value-type="float">
            <text:p>8.5344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.46626" calcext:value-type="float">
            <text:p>8.4662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7.6705" calcext:value-type="float">
            <text:p>7.670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0682" calcext:value-type="float">
            <text:p>0.0300682</text:p>
          </table:table-cell>
          <table:table-cell office:value-type="float" office:value="0.02949" calcext:value-type="float">
            <text:p>0.02949</text:p>
          </table:table-cell>
          <table:table-cell office:value-type="float" office:value="0.0307167" calcext:value-type="float">
            <text:p>0.0307167</text:p>
          </table:table-cell>
          <table:table-cell office:value-type="float" office:value="0.0300683" calcext:value-type="float">
            <text:p>0.0300683</text:p>
          </table:table-cell>
          <table:table-cell office:value-type="float" office:value="0.0293267" calcext:value-type="float">
            <text:p>0.0293267</text:p>
          </table:table-cell>
          <table:table-cell office:value-type="float" office:value="0.03087" calcext:value-type="float">
            <text:p>0.03087</text:p>
          </table:table-cell>
          <table:table-cell office:value-type="float" office:value="0.0541228" calcext:value-type="float">
            <text:p>0.0541228</text:p>
          </table:table-cell>
          <table:table-cell office:value-type="float" office:value="0.0526633" calcext:value-type="float">
            <text:p>0.0526633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0541226" calcext:value-type="float">
            <text:p>0.0541226</text:p>
          </table:table-cell>
          <table:table-cell office:value-type="float" office:value="0.0526167" calcext:value-type="float">
            <text:p>0.0526167</text:p>
          </table:table-cell>
          <table:table-cell office:value-type="float" office:value="0.0564733" calcext:value-type="float">
            <text:p>0.0564733</text:p>
          </table:table-cell>
          <table:table-cell office:value-type="float" office:value="1.8" calcext:value-type="float">
            <text:p>1.8</text:p>
          </table:table-cell>
          <table:table-cell office:value-type="float" office:value="1.79999" calcext:value-type="float">
            <text:p>1.79999</text:p>
          </table:table-cell>
          <table:table-cell office:value-type="float" office:value="8.6123" calcext:value-type="float">
            <text:p>8.6123</text:p>
          </table:table-cell>
        </table:table-row>
        <table:table-row table:style-name="ro1">
          <table:table-cell office:value-type="float" office:value="8.58232" calcext:value-type="float">
            <text:p>8.5823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49843" calcext:value-type="float">
            <text:p>8.4984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70285" calcext:value-type="float">
            <text:p>7.7028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706" calcext:value-type="float">
            <text:p>0.0350706</text:p>
          </table:table-cell>
          <table:table-cell office:value-type="float" office:value="0.0342367" calcext:value-type="float">
            <text:p>0.0342367</text:p>
          </table:table-cell>
          <table:table-cell office:value-type="float" office:value="0.0362133" calcext:value-type="float">
            <text:p>0.0362133</text:p>
          </table:table-cell>
          <table:table-cell office:value-type="float" office:value="0.0350702" calcext:value-type="float">
            <text:p>0.0350702</text:p>
          </table:table-cell>
          <table:table-cell office:value-type="float" office:value="0.03431" calcext:value-type="float">
            <text:p>0.03431</text:p>
          </table:table-cell>
          <table:table-cell office:value-type="float" office:value="0.0358933" calcext:value-type="float">
            <text:p>0.0358933</text:p>
          </table:table-cell>
          <table:table-cell office:value-type="float" office:value="0.0631154" calcext:value-type="float">
            <text:p>0.0631154</text:p>
          </table:table-cell>
          <table:table-cell office:value-type="float" office:value="0.0612733" calcext:value-type="float">
            <text:p>0.0612733</text:p>
          </table:table-cell>
          <table:table-cell office:value-type="float" office:value="0.06533" calcext:value-type="float">
            <text:p>0.06533</text:p>
          </table:table-cell>
          <table:table-cell office:value-type="float" office:value="0.0631146" calcext:value-type="float">
            <text:p>0.0631146</text:p>
          </table:table-cell>
          <table:table-cell office:value-type="float" office:value="0.0615967" calcext:value-type="float">
            <text:p>0.0615967</text:p>
          </table:table-cell>
          <table:table-cell office:value-type="float" office:value="0.0648633" calcext:value-type="float">
            <text:p>0.0648633</text:p>
          </table:table-cell>
          <table:table-cell office:value-type="float" office:value="1.79966" calcext:value-type="float">
            <text:p>1.79966</text:p>
          </table:table-cell>
          <table:table-cell office:value-type="float" office:value="1.79967" calcext:value-type="float">
            <text:p>1.79967</text:p>
          </table:table-cell>
          <table:table-cell office:value-type="float" office:value="8.63482" calcext:value-type="float">
            <text:p>8.63482</text:p>
          </table:table-cell>
        </table:table-row>
        <table:table-row table:style-name="ro1">
          <table:table-cell office:value-type="float" office:value="8.62108" calcext:value-type="float">
            <text:p>8.6210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8.52206" calcext:value-type="float">
            <text:p>8.5220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.71885" calcext:value-type="float">
            <text:p>7.7188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0941" calcext:value-type="float">
            <text:p>0.0400941</text:p>
          </table:table-cell>
          <table:table-cell office:value-type="float" office:value="0.0389867" calcext:value-type="float">
            <text:p>0.0389867</text:p>
          </table:table-cell>
          <table:table-cell office:value-type="float" office:value="0.0411167" calcext:value-type="float">
            <text:p>0.0411167</text:p>
          </table:table-cell>
          <table:table-cell office:value-type="float" office:value="0.0400934" calcext:value-type="float">
            <text:p>0.0400934</text:p>
          </table:table-cell>
          <table:table-cell office:value-type="float" office:value="0.0393067" calcext:value-type="float">
            <text:p>0.0393067</text:p>
          </table:table-cell>
          <table:table-cell office:value-type="float" office:value="0.0407833" calcext:value-type="float">
            <text:p>0.0407833</text:p>
          </table:table-cell>
          <table:table-cell office:value-type="float" office:value="0.072177" calcext:value-type="float">
            <text:p>0.072177</text:p>
          </table:table-cell>
          <table:table-cell office:value-type="float" office:value="0.0700667" calcext:value-type="float">
            <text:p>0.0700667</text:p>
          </table:table-cell>
          <table:table-cell office:value-type="float" office:value="0.0745967" calcext:value-type="float">
            <text:p>0.0745967</text:p>
          </table:table-cell>
          <table:table-cell office:value-type="float" office:value="0.0721759" calcext:value-type="float">
            <text:p>0.0721759</text:p>
          </table:table-cell>
          <table:table-cell office:value-type="float" office:value="0.0700933" calcext:value-type="float">
            <text:p>0.0700933</text:p>
          </table:table-cell>
          <table:table-cell office:value-type="float" office:value="0.0740367" calcext:value-type="float">
            <text:p>0.0740367</text:p>
          </table:table-cell>
          <table:table-cell table:number-columns-repeated="2" office:value-type="float" office:value="1.80019" calcext:value-type="float">
            <text:p>1.80019</text:p>
          </table:table-cell>
          <table:table-cell office:value-type="float" office:value="8.64886" calcext:value-type="float">
            <text:p>8.64886</text:p>
          </table:table-cell>
        </table:table-row>
        <table:table-row table:style-name="ro1">
          <table:table-cell office:value-type="float" office:value="8.68599" calcext:value-type="float">
            <text:p>8.6859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8.5675" calcext:value-type="float">
            <text:p>8.567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77078" calcext:value-type="float">
            <text:p>7.7707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50691" calcext:value-type="float">
            <text:p>0.0450691</text:p>
          </table:table-cell>
          <table:table-cell office:value-type="float" office:value="0.04441" calcext:value-type="float">
            <text:p>0.04441</text:p>
          </table:table-cell>
          <table:table-cell office:value-type="float" office:value="0.0457233" calcext:value-type="float">
            <text:p>0.0457233</text:p>
          </table:table-cell>
          <table:table-cell office:value-type="float" office:value="0.0450685" calcext:value-type="float">
            <text:p>0.0450685</text:p>
          </table:table-cell>
          <table:table-cell office:value-type="float" office:value="0.0441233" calcext:value-type="float">
            <text:p>0.0441233</text:p>
          </table:table-cell>
          <table:table-cell office:value-type="float" office:value="0.04579" calcext:value-type="float">
            <text:p>0.04579</text:p>
          </table:table-cell>
          <table:table-cell office:value-type="float" office:value="0.0810798" calcext:value-type="float">
            <text:p>0.0810798</text:p>
          </table:table-cell>
          <table:table-cell office:value-type="float" office:value="0.07946" calcext:value-type="float">
            <text:p>0.07946</text:p>
          </table:table-cell>
          <table:table-cell office:value-type="float" office:value="0.0826367" calcext:value-type="float">
            <text:p>0.0826367</text:p>
          </table:table-cell>
          <table:table-cell office:value-type="float" office:value="0.0810788" calcext:value-type="float">
            <text:p>0.0810788</text:p>
          </table:table-cell>
          <table:table-cell office:value-type="float" office:value="0.0792533" calcext:value-type="float">
            <text:p>0.0792533</text:p>
          </table:table-cell>
          <table:table-cell office:value-type="float" office:value="0.0831967" calcext:value-type="float">
            <text:p>0.0831967</text:p>
          </table:table-cell>
          <table:table-cell table:number-columns-repeated="2" office:value-type="float" office:value="1.79901" calcext:value-type="float">
            <text:p>1.79901</text:p>
          </table:table-cell>
          <table:table-cell office:value-type="float" office:value="8.6834" calcext:value-type="float">
            <text:p>8.6834</text:p>
          </table:table-cell>
        </table:table-row>
        <table:table-row table:style-name="ro1">
          <table:table-cell office:value-type="float" office:value="8.73217" calcext:value-type="float">
            <text:p>8.7321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8.59552" calcext:value-type="float">
            <text:p>8.595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7.7915" calcext:value-type="float">
            <text:p>7.791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0078" calcext:value-type="float">
            <text:p>0.050078</text:p>
          </table:table-cell>
          <table:table-cell office:value-type="float" office:value="0.04917" calcext:value-type="float">
            <text:p>0.04917</text:p>
          </table:table-cell>
          <table:table-cell office:value-type="float" office:value="0.05091" calcext:value-type="float">
            <text:p>0.05091</text:p>
          </table:table-cell>
          <table:table-cell office:value-type="float" office:value="0.0500772" calcext:value-type="float">
            <text:p>0.0500772</text:p>
          </table:table-cell>
          <table:table-cell office:value-type="float" office:value="0.0487267" calcext:value-type="float">
            <text:p>0.0487267</text:p>
          </table:table-cell>
          <table:table-cell office:value-type="float" office:value="0.0508767" calcext:value-type="float">
            <text:p>0.0508767</text:p>
          </table:table-cell>
          <table:table-cell office:value-type="float" office:value="0.090079" calcext:value-type="float">
            <text:p>0.090079</text:p>
          </table:table-cell>
          <table:table-cell office:value-type="float" office:value="0.0880267" calcext:value-type="float">
            <text:p>0.0880267</text:p>
          </table:table-cell>
          <table:table-cell office:value-type="float" office:value="0.09225" calcext:value-type="float">
            <text:p>0.09225</text:p>
          </table:table-cell>
          <table:table-cell office:value-type="float" office:value="0.0900781" calcext:value-type="float">
            <text:p>0.0900781</text:p>
          </table:table-cell>
          <table:table-cell office:value-type="float" office:value="0.0871933" calcext:value-type="float">
            <text:p>0.0871933</text:p>
          </table:table-cell>
          <table:table-cell office:value-type="float" office:value="0.0923833" calcext:value-type="float">
            <text:p>0.0923833</text:p>
          </table:table-cell>
          <table:table-cell office:value-type="float" office:value="1.79877" calcext:value-type="float">
            <text:p>1.79877</text:p>
          </table:table-cell>
          <table:table-cell office:value-type="float" office:value="1.79879" calcext:value-type="float">
            <text:p>1.79879</text:p>
          </table:table-cell>
          <table:table-cell office:value-type="float" office:value="8.70165" calcext:value-type="float">
            <text:p>8.70165</text:p>
          </table:table-cell>
        </table:table-row>
        <table:table-row table:style-name="ro1">
          <table:table-cell office:value-type="float" office:value="8.77914" calcext:value-type="float">
            <text:p>8.779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.62369" calcext:value-type="float">
            <text:p>8.6236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.82666" calcext:value-type="float">
            <text:p>7.82666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088" calcext:value-type="float">
            <text:p>0.055088</text:p>
          </table:table-cell>
          <table:table-cell office:value-type="float" office:value="0.0541533" calcext:value-type="float">
            <text:p>0.0541533</text:p>
          </table:table-cell>
          <table:table-cell office:value-type="float" office:value="0.0558567" calcext:value-type="float">
            <text:p>0.0558567</text:p>
          </table:table-cell>
          <table:table-cell office:value-type="float" office:value="0.0550871" calcext:value-type="float">
            <text:p>0.0550871</text:p>
          </table:table-cell>
          <table:table-cell office:value-type="float" office:value="0.0537733" calcext:value-type="float">
            <text:p>0.0537733</text:p>
          </table:table-cell>
          <table:table-cell office:value-type="float" office:value="0.0558967" calcext:value-type="float">
            <text:p>0.0558967</text:p>
          </table:table-cell>
          <table:table-cell office:value-type="float" office:value="0.0990448" calcext:value-type="float">
            <text:p>0.0990448</text:p>
          </table:table-cell>
          <table:table-cell office:value-type="float" office:value="0.0965533" calcext:value-type="float">
            <text:p>0.0965533</text:p>
          </table:table-cell>
          <table:table-cell office:value-type="float" office:value="0.101737" calcext:value-type="float">
            <text:p>0.101737</text:p>
          </table:table-cell>
          <table:table-cell office:value-type="float" office:value="0.0990429" calcext:value-type="float">
            <text:p>0.0990429</text:p>
          </table:table-cell>
          <table:table-cell office:value-type="float" office:value="0.0960333" calcext:value-type="float">
            <text:p>0.0960333</text:p>
          </table:table-cell>
          <table:table-cell office:value-type="float" office:value="0.101443" calcext:value-type="float">
            <text:p>0.101443</text:p>
          </table:table-cell>
          <table:table-cell office:value-type="float" office:value="1.79794" calcext:value-type="float">
            <text:p>1.79794</text:p>
          </table:table-cell>
          <table:table-cell office:value-type="float" office:value="1.79793" calcext:value-type="float">
            <text:p>1.79793</text:p>
          </table:table-cell>
          <table:table-cell office:value-type="float" office:value="8.71907" calcext:value-type="float">
            <text:p>8.71907</text:p>
          </table:table-cell>
        </table:table-row>
        <table:table-row table:style-name="ro1">
          <table:table-cell office:value-type="float" office:value="8.84177" calcext:value-type="float">
            <text:p>8.8417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8.66332" calcext:value-type="float">
            <text:p>8.6633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7.86629" calcext:value-type="float">
            <text:p>7.8662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00776" calcext:value-type="float">
            <text:p>0.0600776</text:p>
          </table:table-cell>
          <table:table-cell office:value-type="float" office:value="0.0585933" calcext:value-type="float">
            <text:p>0.0585933</text:p>
          </table:table-cell>
          <table:table-cell office:value-type="float" office:value="0.0612533" calcext:value-type="float">
            <text:p>0.0612533</text:p>
          </table:table-cell>
          <table:table-cell office:value-type="float" office:value="0.0600774" calcext:value-type="float">
            <text:p>0.0600774</text:p>
          </table:table-cell>
          <table:table-cell office:value-type="float" office:value="0.0590967" calcext:value-type="float">
            <text:p>0.0590967</text:p>
          </table:table-cell>
          <table:table-cell office:value-type="float" office:value="0.0612433" calcext:value-type="float">
            <text:p>0.0612433</text:p>
          </table:table-cell>
          <table:table-cell office:value-type="float" office:value="0.108018" calcext:value-type="float">
            <text:p>0.108018</text:p>
          </table:table-cell>
          <table:table-cell office:value-type="float" office:value="0.105313" calcext:value-type="float">
            <text:p>0.105313</text:p>
          </table:table-cell>
          <table:table-cell office:value-type="float" office:value="0.110653" calcext:value-type="float">
            <text:p>0.110653</text:p>
          </table:table-cell>
          <table:table-cell office:value-type="float" office:value="0.108016" calcext:value-type="float">
            <text:p>0.108016</text:p>
          </table:table-cell>
          <table:table-cell office:value-type="float" office:value="0.105353" calcext:value-type="float">
            <text:p>0.105353</text:p>
          </table:table-cell>
          <table:table-cell office:value-type="float" office:value="0.110423" calcext:value-type="float">
            <text:p>0.110423</text:p>
          </table:table-cell>
          <table:table-cell office:value-type="float" office:value="1.79797" calcext:value-type="float">
            <text:p>1.79797</text:p>
          </table:table-cell>
          <table:table-cell office:value-type="float" office:value="1.79795" calcext:value-type="float">
            <text:p>1.79795</text:p>
          </table:table-cell>
          <table:table-cell office:value-type="float" office:value="8.74689" calcext:value-type="float">
            <text:p>8.74689</text:p>
          </table:table-cell>
        </table:table-row>
        <table:table-row table:style-name="ro1">
          <table:table-cell office:value-type="float" office:value="8.91106" calcext:value-type="float">
            <text:p>8.9110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70801" calcext:value-type="float">
            <text:p>8.7080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7.91431" calcext:value-type="float">
            <text:p>7.9143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51088" calcext:value-type="float">
            <text:p>0.0651088</text:p>
          </table:table-cell>
          <table:table-cell office:value-type="float" office:value="0.0641933" calcext:value-type="float">
            <text:p>0.0641933</text:p>
          </table:table-cell>
          <table:table-cell office:value-type="float" office:value="0.06608" calcext:value-type="float">
            <text:p>0.06608</text:p>
          </table:table-cell>
          <table:table-cell office:value-type="float" office:value="0.0651082" calcext:value-type="float">
            <text:p>0.0651082</text:p>
          </table:table-cell>
          <table:table-cell office:value-type="float" office:value="0.0640133" calcext:value-type="float">
            <text:p>0.0640133</text:p>
          </table:table-cell>
          <table:table-cell office:value-type="float" office:value="0.0660567" calcext:value-type="float">
            <text:p>0.0660567</text:p>
          </table:table-cell>
          <table:table-cell office:value-type="float" office:value="0.117103" calcext:value-type="float">
            <text:p>0.117103</text:p>
          </table:table-cell>
          <table:table-cell office:value-type="float" office:value="0.115033" calcext:value-type="float">
            <text:p>0.115033</text:p>
          </table:table-cell>
          <table:table-cell office:value-type="float" office:value="0.120723" calcext:value-type="float">
            <text:p>0.120723</text:p>
          </table:table-cell>
          <table:table-cell office:value-type="float" office:value="0.117101" calcext:value-type="float">
            <text:p>0.117101</text:p>
          </table:table-cell>
          <table:table-cell office:value-type="float" office:value="0.114093" calcext:value-type="float">
            <text:p>0.114093</text:p>
          </table:table-cell>
          <table:table-cell office:value-type="float" office:value="0.119353" calcext:value-type="float">
            <text:p>0.119353</text:p>
          </table:table-cell>
          <table:table-cell table:number-columns-repeated="2" office:value-type="float" office:value="1.79857" calcext:value-type="float">
            <text:p>1.79857</text:p>
          </table:table-cell>
          <table:table-cell office:value-type="float" office:value="8.77872" calcext:value-type="float">
            <text:p>8.77872</text:p>
          </table:table-cell>
        </table:table-row>
        <table:table-row table:style-name="ro1">
          <table:table-cell office:value-type="float" office:value="8.97633" calcext:value-type="float">
            <text:p>8.9763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.75013" calcext:value-type="float">
            <text:p>8.7501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.957" calcext:value-type="float">
            <text:p>7.95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0993" calcext:value-type="float">
            <text:p>0.0700993</text:p>
          </table:table-cell>
          <table:table-cell office:value-type="float" office:value="0.0692433" calcext:value-type="float">
            <text:p>0.0692433</text:p>
          </table:table-cell>
          <table:table-cell office:value-type="float" office:value="0.0712167" calcext:value-type="float">
            <text:p>0.0712167</text:p>
          </table:table-cell>
          <table:table-cell office:value-type="float" office:value="0.0700988" calcext:value-type="float">
            <text:p>0.0700988</text:p>
          </table:table-cell>
          <table:table-cell office:value-type="float" office:value="0.06898" calcext:value-type="float">
            <text:p>0.06898</text:p>
          </table:table-cell>
          <table:table-cell office:value-type="float" office:value="0.0712367" calcext:value-type="float">
            <text:p>0.0712367</text:p>
          </table:table-cell>
          <table:table-cell office:value-type="float" office:value="0.126046" calcext:value-type="float">
            <text:p>0.126046</text:p>
          </table:table-cell>
          <table:table-cell office:value-type="float" office:value="0.123663" calcext:value-type="float">
            <text:p>0.123663</text:p>
          </table:table-cell>
          <table:table-cell office:value-type="float" office:value="0.128517" calcext:value-type="float">
            <text:p>0.128517</text:p>
          </table:table-cell>
          <table:table-cell office:value-type="float" office:value="0.126046" calcext:value-type="float">
            <text:p>0.126046</text:p>
          </table:table-cell>
          <table:table-cell office:value-type="float" office:value="0.123237" calcext:value-type="float">
            <text:p>0.123237</text:p>
          </table:table-cell>
          <table:table-cell office:value-type="float" office:value="0.128347" calcext:value-type="float">
            <text:p>0.128347</text:p>
          </table:table-cell>
          <table:table-cell office:value-type="float" office:value="1.79811" calcext:value-type="float">
            <text:p>1.79811</text:p>
          </table:table-cell>
          <table:table-cell office:value-type="float" office:value="1.79812" calcext:value-type="float">
            <text:p>1.79812</text:p>
          </table:table-cell>
          <table:table-cell office:value-type="float" office:value="8.81001" calcext:value-type="float">
            <text:p>8.81001</text:p>
          </table:table-cell>
        </table:table-row>
        <table:table-row table:style-name="ro1">
          <table:table-cell office:value-type="float" office:value="9.03503" calcext:value-type="float">
            <text:p>9.03503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8.7784" calcext:value-type="float">
            <text:p>8.778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.98182" calcext:value-type="float">
            <text:p>7.9818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50704" calcext:value-type="float">
            <text:p>0.0750704</text:p>
          </table:table-cell>
          <table:table-cell office:value-type="float" office:value="0.0737167" calcext:value-type="float">
            <text:p>0.0737167</text:p>
          </table:table-cell>
          <table:table-cell office:value-type="float" office:value="0.0760867" calcext:value-type="float">
            <text:p>0.0760867</text:p>
          </table:table-cell>
          <table:table-cell office:value-type="float" office:value="0.0750698" calcext:value-type="float">
            <text:p>0.0750698</text:p>
          </table:table-cell>
          <table:table-cell office:value-type="float" office:value="0.07403" calcext:value-type="float">
            <text:p>0.07403</text:p>
          </table:table-cell>
          <table:table-cell office:value-type="float" office:value="0.0762267" calcext:value-type="float">
            <text:p>0.0762267</text:p>
          </table:table-cell>
          <table:table-cell office:value-type="float" office:value="0.134952" calcext:value-type="float">
            <text:p>0.134952</text:p>
          </table:table-cell>
          <table:table-cell office:value-type="float" office:value="0.131797" calcext:value-type="float">
            <text:p>0.131797</text:p>
          </table:table-cell>
          <table:table-cell office:value-type="float" office:value="0.13759" calcext:value-type="float">
            <text:p>0.13759</text:p>
          </table:table-cell>
          <table:table-cell office:value-type="float" office:value="0.134951" calcext:value-type="float">
            <text:p>0.134951</text:p>
          </table:table-cell>
          <table:table-cell office:value-type="float" office:value="0.132293" calcext:value-type="float">
            <text:p>0.132293</text:p>
          </table:table-cell>
          <table:table-cell office:value-type="float" office:value="0.13744" calcext:value-type="float">
            <text:p>0.13744</text:p>
          </table:table-cell>
          <table:table-cell table:number-columns-repeated="2" office:value-type="float" office:value="1.79767" calcext:value-type="float">
            <text:p>1.79767</text:p>
          </table:table-cell>
          <table:table-cell office:value-type="float" office:value="8.82627" calcext:value-type="float">
            <text:p>8.82627</text:p>
          </table:table-cell>
        </table:table-row>
        <table:table-row table:style-name="ro1">
          <table:table-cell office:value-type="float" office:value="9.11261" calcext:value-type="float">
            <text:p>9.1126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.82396" calcext:value-type="float">
            <text:p>8.82396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8.02828" calcext:value-type="float">
            <text:p>8.02828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00622" calcext:value-type="float">
            <text:p>0.0800622</text:p>
          </table:table-cell>
          <table:table-cell office:value-type="float" office:value="0.0788433" calcext:value-type="float">
            <text:p>0.0788433</text:p>
          </table:table-cell>
          <table:table-cell office:value-type="float" office:value="0.08149" calcext:value-type="float">
            <text:p>0.08149</text:p>
          </table:table-cell>
          <table:table-cell office:value-type="float" office:value="0.0800624" calcext:value-type="float">
            <text:p>0.0800624</text:p>
          </table:table-cell>
          <table:table-cell office:value-type="float" office:value="0.0789067" calcext:value-type="float">
            <text:p>0.0789067</text:p>
          </table:table-cell>
          <table:table-cell office:value-type="float" office:value="0.08127" calcext:value-type="float">
            <text:p>0.08127</text:p>
          </table:table-cell>
          <table:table-cell office:value-type="float" office:value="0.143966" calcext:value-type="float">
            <text:p>0.143966</text:p>
          </table:table-cell>
          <table:table-cell office:value-type="float" office:value="0.141463" calcext:value-type="float">
            <text:p>0.141463</text:p>
          </table:table-cell>
          <table:table-cell office:value-type="float" office:value="0.14713" calcext:value-type="float">
            <text:p>0.14713</text:p>
          </table:table-cell>
          <table:table-cell office:value-type="float" office:value="0.143967" calcext:value-type="float">
            <text:p>0.143967</text:p>
          </table:table-cell>
          <table:table-cell office:value-type="float" office:value="0.141003" calcext:value-type="float">
            <text:p>0.141003</text:p>
          </table:table-cell>
          <table:table-cell office:value-type="float" office:value="0.146377" calcext:value-type="float">
            <text:p>0.146377</text:p>
          </table:table-cell>
          <table:table-cell office:value-type="float" office:value="1.79817" calcext:value-type="float">
            <text:p>1.79817</text:p>
          </table:table-cell>
          <table:table-cell office:value-type="float" office:value="1.79818" calcext:value-type="float">
            <text:p>1.79818</text:p>
          </table:table-cell>
          <table:table-cell office:value-type="float" office:value="8.8572" calcext:value-type="float">
            <text:p>8.8572</text:p>
          </table:table-cell>
        </table:table-row>
        <table:table-row table:style-name="ro1">
          <table:table-cell office:value-type="float" office:value="9.18627" calcext:value-type="float">
            <text:p>9.1862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8.86464" calcext:value-type="float">
            <text:p>8.8646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8.06444" calcext:value-type="float">
            <text:p>8.0644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0492" calcext:value-type="float">
            <text:p>0.0850492</text:p>
          </table:table-cell>
          <table:table-cell office:value-type="float" office:value="0.0838967" calcext:value-type="float">
            <text:p>0.0838967</text:p>
          </table:table-cell>
          <table:table-cell office:value-type="float" office:value="0.0865433" calcext:value-type="float">
            <text:p>0.0865433</text:p>
          </table:table-cell>
          <table:table-cell office:value-type="float" office:value="0.0850496" calcext:value-type="float">
            <text:p>0.0850496</text:p>
          </table:table-cell>
          <table:table-cell office:value-type="float" office:value="0.08406" calcext:value-type="float">
            <text:p>0.08406</text:p>
          </table:table-cell>
          <table:table-cell office:value-type="float" office:value="0.08615" calcext:value-type="float">
            <text:p>0.08615</text:p>
          </table:table-cell>
          <table:table-cell office:value-type="float" office:value="0.152894" calcext:value-type="float">
            <text:p>0.152894</text:p>
          </table:table-cell>
          <table:table-cell office:value-type="float" office:value="0.149913" calcext:value-type="float">
            <text:p>0.149913</text:p>
          </table:table-cell>
          <table:table-cell office:value-type="float" office:value="0.155517" calcext:value-type="float">
            <text:p>0.155517</text:p>
          </table:table-cell>
          <table:table-cell office:value-type="float" office:value="0.152893" calcext:value-type="float">
            <text:p>0.152893</text:p>
          </table:table-cell>
          <table:table-cell office:value-type="float" office:value="0.150287" calcext:value-type="float">
            <text:p>0.150287</text:p>
          </table:table-cell>
          <table:table-cell office:value-type="float" office:value="0.155307" calcext:value-type="float">
            <text:p>0.155307</text:p>
          </table:table-cell>
          <table:table-cell office:value-type="float" office:value="1.79771" calcext:value-type="float">
            <text:p>1.79771</text:p>
          </table:table-cell>
          <table:table-cell office:value-type="float" office:value="1.79769" calcext:value-type="float">
            <text:p>1.79769</text:p>
          </table:table-cell>
          <table:table-cell office:value-type="float" office:value="8.88457" calcext:value-type="float">
            <text:p>8.88457</text:p>
          </table:table-cell>
        </table:table-row>
        <table:table-row table:style-name="ro1">
          <table:table-cell office:value-type="float" office:value="9.27394" calcext:value-type="float">
            <text:p>9.27394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8.91281" calcext:value-type="float">
            <text:p>8.9128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8.11408" calcext:value-type="float">
            <text:p>8.1140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00403" calcext:value-type="float">
            <text:p>0.0900403</text:p>
          </table:table-cell>
          <table:table-cell office:value-type="float" office:value="0.0881367" calcext:value-type="float">
            <text:p>0.0881367</text:p>
          </table:table-cell>
          <table:table-cell office:value-type="float" office:value="0.0912167" calcext:value-type="float">
            <text:p>0.0912167</text:p>
          </table:table-cell>
          <table:table-cell office:value-type="float" office:value="0.0900408" calcext:value-type="float">
            <text:p>0.0900408</text:p>
          </table:table-cell>
          <table:table-cell office:value-type="float" office:value="0.0889333" calcext:value-type="float">
            <text:p>0.0889333</text:p>
          </table:table-cell>
          <table:table-cell office:value-type="float" office:value="0.0910133" calcext:value-type="float">
            <text:p>0.0910133</text:p>
          </table:table-cell>
          <table:table-cell office:value-type="float" office:value="0.161919" calcext:value-type="float">
            <text:p>0.161919</text:p>
          </table:table-cell>
          <table:table-cell office:value-type="float" office:value="0.158543" calcext:value-type="float">
            <text:p>0.158543</text:p>
          </table:table-cell>
          <table:table-cell office:value-type="float" office:value="0.16451" calcext:value-type="float">
            <text:p>0.16451</text:p>
          </table:table-cell>
          <table:table-cell office:value-type="float" office:value="0.16192" calcext:value-type="float">
            <text:p>0.16192</text:p>
          </table:table-cell>
          <table:table-cell office:value-type="float" office:value="0.159533" calcext:value-type="float">
            <text:p>0.159533</text:p>
          </table:table-cell>
          <table:table-cell office:value-type="float" office:value="0.164217" calcext:value-type="float">
            <text:p>0.164217</text:p>
          </table:table-cell>
          <table:table-cell table:number-columns-repeated="2" office:value-type="float" office:value="1.7983" calcext:value-type="float">
            <text:p>1.7983</text:p>
          </table:table-cell>
          <table:table-cell office:value-type="float" office:value="8.9178" calcext:value-type="float">
            <text:p>8.9178</text:p>
          </table:table-cell>
        </table:table-row>
        <table:table-row table:style-name="ro1">
          <table:table-cell office:value-type="float" office:value="9.36519" calcext:value-type="float">
            <text:p>9.3651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96247" calcext:value-type="float">
            <text:p>8.9624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.15761" calcext:value-type="float">
            <text:p>8.157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50421" calcext:value-type="float">
            <text:p>0.0950421</text:p>
          </table:table-cell>
          <table:table-cell office:value-type="float" office:value="0.09396" calcext:value-type="float">
            <text:p>0.09396</text:p>
          </table:table-cell>
          <table:table-cell office:value-type="float" office:value="0.0965867" calcext:value-type="float">
            <text:p>0.0965867</text:p>
          </table:table-cell>
          <table:table-cell office:value-type="float" office:value="0.0950417" calcext:value-type="float">
            <text:p>0.0950417</text:p>
          </table:table-cell>
          <table:table-cell office:value-type="float" office:value="0.0938233" calcext:value-type="float">
            <text:p>0.0938233</text:p>
          </table:table-cell>
          <table:table-cell office:value-type="float" office:value="0.09619" calcext:value-type="float">
            <text:p>0.09619</text:p>
          </table:table-cell>
          <table:table-cell office:value-type="float" office:value="0.170904" calcext:value-type="float">
            <text:p>0.170904</text:p>
          </table:table-cell>
          <table:table-cell office:value-type="float" office:value="0.16843" calcext:value-type="float">
            <text:p>0.16843</text:p>
          </table:table-cell>
          <table:table-cell office:value-type="float" office:value="0.17513" calcext:value-type="float">
            <text:p>0.17513</text:p>
          </table:table-cell>
          <table:table-cell office:value-type="float" office:value="0.170902" calcext:value-type="float">
            <text:p>0.170902</text:p>
          </table:table-cell>
          <table:table-cell office:value-type="float" office:value="0.167647" calcext:value-type="float">
            <text:p>0.167647</text:p>
          </table:table-cell>
          <table:table-cell office:value-type="float" office:value="0.17354" calcext:value-type="float">
            <text:p>0.17354</text:p>
          </table:table-cell>
          <table:table-cell office:value-type="float" office:value="1.79819" calcext:value-type="float">
            <text:p>1.79819</text:p>
          </table:table-cell>
          <table:table-cell office:value-type="float" office:value="1.79818" calcext:value-type="float">
            <text:p>1.79818</text:p>
          </table:table-cell>
          <table:table-cell office:value-type="float" office:value="8.95241" calcext:value-type="float">
            <text:p>8.95241</text:p>
          </table:table-cell>
        </table:table-row>
        <table:table-row table:style-name="ro1">
          <table:table-cell office:value-type="float" office:value="9.44553" calcext:value-type="float">
            <text:p>9.44553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.99994" calcext:value-type="float">
            <text:p>8.9999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8.20205" calcext:value-type="float">
            <text:p>8.2020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5767" calcext:value-type="float">
            <text:p>0.0985767</text:p>
          </table:table-cell>
          <table:table-cell office:value-type="float" office:value="0.101243" calcext:value-type="float">
            <text:p>0.101243</text:p>
          </table:table-cell>
          <table:table-cell office:value-type="float" office:value="0.100014" calcext:value-type="float">
            <text:p>0.100014</text:p>
          </table:table-cell>
          <table:table-cell office:value-type="float" office:value="0.09878" calcext:value-type="float">
            <text:p>0.09878</text:p>
          </table:table-cell>
          <table:table-cell office:value-type="float" office:value="0.10123" calcext:value-type="float">
            <text:p>0.10123</text:p>
          </table:table-cell>
          <table:table-cell office:value-type="float" office:value="0.179775" calcext:value-type="float">
            <text:p>0.179775</text:p>
          </table:table-cell>
          <table:table-cell office:value-type="float" office:value="0.176603" calcext:value-type="float">
            <text:p>0.176603</text:p>
          </table:table-cell>
          <table:table-cell office:value-type="float" office:value="0.18299" calcext:value-type="float">
            <text:p>0.18299</text:p>
          </table:table-cell>
          <table:table-cell office:value-type="float" office:value="0.179775" calcext:value-type="float">
            <text:p>0.179775</text:p>
          </table:table-cell>
          <table:table-cell office:value-type="float" office:value="0.175907" calcext:value-type="float">
            <text:p>0.175907</text:p>
          </table:table-cell>
          <table:table-cell office:value-type="float" office:value="0.182417" calcext:value-type="float">
            <text:p>0.182417</text:p>
          </table:table-cell>
          <table:table-cell office:value-type="float" office:value="1.7975" calcext:value-type="float">
            <text:p>1.7975</text:p>
          </table:table-cell>
          <table:table-cell office:value-type="float" office:value="1.79751" calcext:value-type="float">
            <text:p>1.79751</text:p>
          </table:table-cell>
          <table:table-cell office:value-type="float" office:value="8.97672" calcext:value-type="float">
            <text:p>8.97672</text:p>
          </table:table-cell>
        </table:table-row>
        <table:table-row table:style-name="ro1">
          <table:table-cell office:value-type="float" office:value="9.54604" calcext:value-type="float">
            <text:p>9.5460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04946" calcext:value-type="float">
            <text:p>9.0494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.24838" calcext:value-type="float">
            <text:p>8.2483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807" calcext:value-type="float">
            <text:p>0.103807</text:p>
          </table:table-cell>
          <table:table-cell office:value-type="float" office:value="0.106227" calcext:value-type="float">
            <text:p>0.106227</text:p>
          </table:table-cell>
          <table:table-cell office:value-type="float" office:value="0.105002" calcext:value-type="float">
            <text:p>0.105002</text:p>
          </table:table-cell>
          <table:table-cell office:value-type="float" office:value="0.10361" calcext:value-type="float">
            <text:p>0.10361</text:p>
          </table:table-cell>
          <table:table-cell office:value-type="float" office:value="0.106097" calcext:value-type="float">
            <text:p>0.106097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18556" calcext:value-type="float">
            <text:p>0.18556</text:p>
          </table:table-cell>
          <table:table-cell office:value-type="float" office:value="0.191903" calcext:value-type="float">
            <text:p>0.191903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185313" calcext:value-type="float">
            <text:p>0.185313</text:p>
          </table:table-cell>
          <table:table-cell office:value-type="float" office:value="0.191207" calcext:value-type="float">
            <text:p>0.191207</text:p>
          </table:table-cell>
          <table:table-cell office:value-type="float" office:value="1.79782" calcext:value-type="float">
            <text:p>1.79782</text:p>
          </table:table-cell>
          <table:table-cell office:value-type="float" office:value="1.79781" calcext:value-type="float">
            <text:p>1.79781</text:p>
          </table:table-cell>
          <table:table-cell office:value-type="float" office:value="9.00792" calcext:value-type="float">
            <text:p>9.00792</text:p>
          </table:table-cell>
        </table:table-row>
        <table:table-row table:style-name="ro1">
          <table:table-cell office:value-type="float" office:value="9.656" calcext:value-type="float">
            <text:p>9.65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9.10339" calcext:value-type="float">
            <text:p>9.10339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.30744" calcext:value-type="float">
            <text:p>8.3074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8787" calcext:value-type="float">
            <text:p>0.108787</text:p>
          </table:table-cell>
          <table:table-cell office:value-type="float" office:value="0.111333" calcext:value-type="float">
            <text:p>0.111333</text:p>
          </table:table-cell>
          <table:table-cell office:value-type="float" office:value="0.110025" calcext:value-type="float">
            <text:p>0.110025</text:p>
          </table:table-cell>
          <table:table-cell office:value-type="float" office:value="0.109007" calcext:value-type="float">
            <text:p>0.109007</text:p>
          </table:table-cell>
          <table:table-cell office:value-type="float" office:value="0.11106" calcext:value-type="float">
            <text:p>0.11106</text:p>
          </table:table-cell>
          <table:table-cell office:value-type="float" office:value="0.197877" calcext:value-type="float">
            <text:p>0.197877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20158" calcext:value-type="float">
            <text:p>0.20158</text:p>
          </table:table-cell>
          <table:table-cell office:value-type="float" office:value="0.197878" calcext:value-type="float">
            <text:p>0.197878</text:p>
          </table:table-cell>
          <table:table-cell office:value-type="float" office:value="0.194673" calcext:value-type="float">
            <text:p>0.194673</text:p>
          </table:table-cell>
          <table:table-cell office:value-type="float" office:value="0.2004" calcext:value-type="float">
            <text:p>0.2004</text:p>
          </table:table-cell>
          <table:table-cell office:value-type="float" office:value="1.79847" calcext:value-type="float">
            <text:p>1.79847</text:p>
          </table:table-cell>
          <table:table-cell office:value-type="float" office:value="1.79848" calcext:value-type="float">
            <text:p>1.79848</text:p>
          </table:table-cell>
          <table:table-cell office:value-type="float" office:value="9.04557" calcext:value-type="float">
            <text:p>9.04557</text:p>
          </table:table-cell>
        </table:table-row>
        <table:table-row table:style-name="ro1">
          <table:table-cell office:value-type="float" office:value="9.77138" calcext:value-type="float">
            <text:p>9.77138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.14681" calcext:value-type="float">
            <text:p>9.14681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8.35118" calcext:value-type="float">
            <text:p>8.35118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27" calcext:value-type="float">
            <text:p>0.113727</text:p>
          </table:table-cell>
          <table:table-cell office:value-type="float" office:value="0.116963" calcext:value-type="float">
            <text:p>0.116963</text:p>
          </table:table-cell>
          <table:table-cell office:value-type="float" office:value="0.115005" calcext:value-type="float">
            <text:p>0.115005</text:p>
          </table:table-cell>
          <table:table-cell office:value-type="float" office:value="0.113767" calcext:value-type="float">
            <text:p>0.113767</text:p>
          </table:table-cell>
          <table:table-cell office:value-type="float" office:value="0.115997" calcext:value-type="float">
            <text:p>0.115997</text:p>
          </table:table-cell>
          <table:table-cell office:value-type="float" office:value="0.206856" calcext:value-type="float">
            <text:p>0.206856</text:p>
          </table:table-cell>
          <table:table-cell office:value-type="float" office:value="0.20342" calcext:value-type="float">
            <text:p>0.20342</text:p>
          </table:table-cell>
          <table:table-cell office:value-type="float" office:value="0.21087" calcext:value-type="float">
            <text:p>0.21087</text:p>
          </table:table-cell>
          <table:table-cell office:value-type="float" office:value="0.206858" calcext:value-type="float">
            <text:p>0.206858</text:p>
          </table:table-cell>
          <table:table-cell office:value-type="float" office:value="0.202647" calcext:value-type="float">
            <text:p>0.202647</text:p>
          </table:table-cell>
          <table:table-cell office:value-type="float" office:value="0.209093" calcext:value-type="float">
            <text:p>0.209093</text:p>
          </table:table-cell>
          <table:table-cell table:number-columns-repeated="2" office:value-type="float" office:value="1.79868" calcext:value-type="float">
            <text:p>1.79868</text:p>
          </table:table-cell>
          <table:table-cell office:value-type="float" office:value="9.06957" calcext:value-type="float">
            <text:p>9.06957</text:p>
          </table:table-cell>
        </table:table-row>
        <table:table-row table:style-name="ro1">
          <table:table-cell office:value-type="float" office:value="9.88824" calcext:value-type="float">
            <text:p>9.8882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9.19716" calcext:value-type="float">
            <text:p>9.19716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.40894" calcext:value-type="float">
            <text:p>8.40894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613" calcext:value-type="float">
            <text:p>0.118613</text:p>
          </table:table-cell>
          <table:table-cell office:value-type="float" office:value="0.121213" calcext:value-type="float">
            <text:p>0.121213</text:p>
          </table:table-cell>
          <table:table-cell office:value-type="float" office:value="0.119998" calcext:value-type="float">
            <text:p>0.119998</text:p>
          </table:table-cell>
          <table:table-cell office:value-type="float" office:value="0.118713" calcext:value-type="float">
            <text:p>0.118713</text:p>
          </table:table-cell>
          <table:table-cell office:value-type="float" office:value="0.121087" calcext:value-type="float">
            <text:p>0.121087</text:p>
          </table:table-cell>
          <table:table-cell office:value-type="float" office:value="0.215819" calcext:value-type="float">
            <text:p>0.215819</text:p>
          </table:table-cell>
          <table:table-cell office:value-type="float" office:value="0.211733" calcext:value-type="float">
            <text:p>0.211733</text:p>
          </table:table-cell>
          <table:table-cell office:value-type="float" office:value="0.21892" calcext:value-type="float">
            <text:p>0.21892</text:p>
          </table:table-cell>
          <table:table-cell office:value-type="float" office:value="0.21582" calcext:value-type="float">
            <text:p>0.21582</text:p>
          </table:table-cell>
          <table:table-cell office:value-type="float" office:value="0.212357" calcext:value-type="float">
            <text:p>0.212357</text:p>
          </table:table-cell>
          <table:table-cell office:value-type="float" office:value="0.218507" calcext:value-type="float">
            <text:p>0.218507</text:p>
          </table:table-cell>
          <table:table-cell table:number-columns-repeated="2" office:value-type="float" office:value="1.79853" calcext:value-type="float">
            <text:p>1.79853</text:p>
          </table:table-cell>
          <table:table-cell office:value-type="float" office:value="9.10244" calcext:value-type="float">
            <text:p>9.10244</text:p>
          </table:table-cell>
        </table:table-row>
        <table:table-row table:style-name="ro1">
          <table:table-cell office:value-type="float" office:value="10.0245" calcext:value-type="float">
            <text:p>10.0245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.25632" calcext:value-type="float">
            <text:p>9.25632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.45746" calcext:value-type="float">
            <text:p>8.4574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35" calcext:value-type="float">
            <text:p>0.12335</text:p>
          </table:table-cell>
          <table:table-cell office:value-type="float" office:value="0.12636" calcext:value-type="float">
            <text:p>0.12636</text:p>
          </table:table-cell>
          <table:table-cell office:value-type="float" office:value="0.124993" calcext:value-type="float">
            <text:p>0.124993</text:p>
          </table:table-cell>
          <table:table-cell office:value-type="float" office:value="0.12362" calcext:value-type="float">
            <text:p>0.12362</text:p>
          </table:table-cell>
          <table:table-cell office:value-type="float" office:value="0.126163" calcext:value-type="float">
            <text:p>0.126163</text:p>
          </table:table-cell>
          <table:table-cell office:value-type="float" office:value="0.224817" calcext:value-type="float">
            <text:p>0.224817</text:p>
          </table:table-cell>
          <table:table-cell office:value-type="float" office:value="0.22087" calcext:value-type="float">
            <text:p>0.22087</text:p>
          </table:table-cell>
          <table:table-cell office:value-type="float" office:value="0.228107" calcext:value-type="float">
            <text:p>0.228107</text:p>
          </table:table-cell>
          <table:table-cell office:value-type="float" office:value="0.224817" calcext:value-type="float">
            <text:p>0.224817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77" calcext:value-type="float">
            <text:p>0.2277</text:p>
          </table:table-cell>
          <table:table-cell office:value-type="float" office:value="1.79863" calcext:value-type="float">
            <text:p>1.79863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9.1404" calcext:value-type="float">
            <text:p>9.1404</text:p>
          </table:table-cell>
        </table:table-row>
        <table:table-row table:style-name="ro1">
          <table:table-cell office:value-type="float" office:value="10.155" calcext:value-type="float">
            <text:p>10.15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9.30751" calcext:value-type="float">
            <text:p>9.30751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8.50809" calcext:value-type="float">
            <text:p>8.5080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747" calcext:value-type="float">
            <text:p>0.128747</text:p>
          </table:table-cell>
          <table:table-cell office:value-type="float" office:value="0.13121" calcext:value-type="float">
            <text:p>0.13121</text:p>
          </table:table-cell>
          <table:table-cell office:value-type="float" office:value="0.129989" calcext:value-type="float">
            <text:p>0.129989</text:p>
          </table:table-cell>
          <table:table-cell office:value-type="float" office:value="0.128333" calcext:value-type="float">
            <text:p>0.128333</text:p>
          </table:table-cell>
          <table:table-cell office:value-type="float" office:value="0.131407" calcext:value-type="float">
            <text:p>0.131407</text:p>
          </table:table-cell>
          <table:table-cell office:value-type="float" office:value="0.233857" calcext:value-type="float">
            <text:p>0.233857</text:p>
          </table:table-cell>
          <table:table-cell office:value-type="float" office:value="0.230573" calcext:value-type="float">
            <text:p>0.230573</text:p>
          </table:table-cell>
          <table:table-cell office:value-type="float" office:value="0.237133" calcext:value-type="float">
            <text:p>0.237133</text:p>
          </table:table-cell>
          <table:table-cell office:value-type="float" office:value="0.233858" calcext:value-type="float">
            <text:p>0.233858</text:p>
          </table:table-cell>
          <table:table-cell office:value-type="float" office:value="0.230013" calcext:value-type="float">
            <text:p>0.230013</text:p>
          </table:table-cell>
          <table:table-cell office:value-type="float" office:value="0.236783" calcext:value-type="float">
            <text:p>0.236783</text:p>
          </table:table-cell>
          <table:table-cell table:number-columns-repeated="2" office:value-type="float" office:value="1.79906" calcext:value-type="float">
            <text:p>1.79906</text:p>
          </table:table-cell>
          <table:table-cell office:value-type="float" office:value="9.17148" calcext:value-type="float">
            <text:p>9.17148</text:p>
          </table:table-cell>
        </table:table-row>
        <table:table-row table:style-name="ro1">
          <table:table-cell office:value-type="float" office:value="10.3167" calcext:value-type="float">
            <text:p>10.3167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3637" calcext:value-type="float">
            <text:p>9.363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.56292" calcext:value-type="float">
            <text:p>8.5629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797" calcext:value-type="float">
            <text:p>0.133797</text:p>
          </table:table-cell>
          <table:table-cell office:value-type="float" office:value="0.136793" calcext:value-type="float">
            <text:p>0.136793</text:p>
          </table:table-cell>
          <table:table-cell office:value-type="float" office:value="0.134996" calcext:value-type="float">
            <text:p>0.134996</text:p>
          </table:table-cell>
          <table:table-cell office:value-type="float" office:value="0.133163" calcext:value-type="float">
            <text:p>0.133163</text:p>
          </table:table-cell>
          <table:table-cell office:value-type="float" office:value="0.136407" calcext:value-type="float">
            <text:p>0.136407</text:p>
          </table:table-cell>
          <table:table-cell office:value-type="float" office:value="0.242939" calcext:value-type="float">
            <text:p>0.242939</text:p>
          </table:table-cell>
          <table:table-cell office:value-type="float" office:value="0.23918" calcext:value-type="float">
            <text:p>0.23918</text:p>
          </table:table-cell>
          <table:table-cell office:value-type="float" office:value="0.246713" calcext:value-type="float">
            <text:p>0.246713</text:p>
          </table:table-cell>
          <table:table-cell office:value-type="float" office:value="0.242939" calcext:value-type="float">
            <text:p>0.242939</text:p>
          </table:table-cell>
          <table:table-cell office:value-type="float" office:value="0.238577" calcext:value-type="float">
            <text:p>0.238577</text:p>
          </table:table-cell>
          <table:table-cell office:value-type="float" office:value="0.24574" calcext:value-type="float">
            <text:p>0.24574</text:p>
          </table:table-cell>
          <table:table-cell table:number-columns-repeated="2" office:value-type="float" office:value="1.7996" calcext:value-type="float">
            <text:p>1.7996</text:p>
          </table:table-cell>
          <table:table-cell office:value-type="float" office:value="9.20577" calcext:value-type="float">
            <text:p>9.20577</text:p>
          </table:table-cell>
        </table:table-row>
        <table:table-row table:style-name="ro1">
          <table:table-cell office:value-type="float" office:value="10.4836" calcext:value-type="float">
            <text:p>10.4836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.42342" calcext:value-type="float">
            <text:p>9.4234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.62502" calcext:value-type="float">
            <text:p>8.6250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9994" calcext:value-type="float">
            <text:p>0.139994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142043" calcext:value-type="float">
            <text:p>0.142043</text:p>
          </table:table-cell>
          <table:table-cell office:value-type="float" office:value="0.139993" calcext:value-type="float">
            <text:p>0.139993</text:p>
          </table:table-cell>
          <table:table-cell office:value-type="float" office:value="0.138507" calcext:value-type="float">
            <text:p>0.138507</text:p>
          </table:table-cell>
          <table:table-cell office:value-type="float" office:value="0.14127" calcext:value-type="float">
            <text:p>0.14127</text:p>
          </table:table-cell>
          <table:table-cell office:value-type="float" office:value="0.251935" calcext:value-type="float">
            <text:p>0.251935</text:p>
          </table:table-cell>
          <table:table-cell office:value-type="float" office:value="0.248517" calcext:value-type="float">
            <text:p>0.248517</text:p>
          </table:table-cell>
          <table:table-cell office:value-type="float" office:value="0.255967" calcext:value-type="float">
            <text:p>0.255967</text:p>
          </table:table-cell>
          <table:table-cell office:value-type="float" office:value="0.251932" calcext:value-type="float">
            <text:p>0.251932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255123" calcext:value-type="float">
            <text:p>0.255123</text:p>
          </table:table-cell>
          <table:table-cell office:value-type="float" office:value="1.79962" calcext:value-type="float">
            <text:p>1.79962</text:p>
          </table:table-cell>
          <table:table-cell office:value-type="float" office:value="1.79961" calcext:value-type="float">
            <text:p>1.79961</text:p>
          </table:table-cell>
          <table:table-cell office:value-type="float" office:value="9.24222" calcext:value-type="float">
            <text:p>9.24222</text:p>
          </table:table-cell>
        </table:table-row>
        <table:table-row table:style-name="ro1">
          <table:table-cell office:value-type="float" office:value="10.6572" calcext:value-type="float">
            <text:p>10.657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9.47601" calcext:value-type="float">
            <text:p>9.47601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.67873" calcext:value-type="float">
            <text:p>8.67873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46687" calcext:value-type="float">
            <text:p>0.146687</text:p>
          </table:table-cell>
          <table:table-cell office:value-type="float" office:value="0.14498" calcext:value-type="float">
            <text:p>0.14498</text:p>
          </table:table-cell>
          <table:table-cell office:value-type="float" office:value="0.143503" calcext:value-type="float">
            <text:p>0.143503</text:p>
          </table:table-cell>
          <table:table-cell office:value-type="float" office:value="0.146263" calcext:value-type="float">
            <text:p>0.146263</text:p>
          </table:table-cell>
          <table:table-cell office:value-type="float" office:value="0.260957" calcext:value-type="float">
            <text:p>0.260957</text:p>
          </table:table-cell>
          <table:table-cell office:value-type="float" office:value="0.257767" calcext:value-type="float">
            <text:p>0.257767</text:p>
          </table:table-cell>
          <table:table-cell office:value-type="float" office:value="0.264273" calcext:value-type="float">
            <text:p>0.264273</text:p>
          </table:table-cell>
          <table:table-cell office:value-type="float" office:value="0.260957" calcext:value-type="float">
            <text:p>0.260957</text:p>
          </table:table-cell>
          <table:table-cell office:value-type="float" office:value="0.255497" calcext:value-type="float">
            <text:p>0.255497</text:p>
          </table:table-cell>
          <table:table-cell office:value-type="float" office:value="0.264327" calcext:value-type="float">
            <text:p>0.264327</text:p>
          </table:table-cell>
          <table:table-cell table:number-columns-repeated="2" office:value-type="float" office:value="1.79996" calcext:value-type="float">
            <text:p>1.79996</text:p>
          </table:table-cell>
          <table:table-cell office:value-type="float" office:value="9.27114" calcext:value-type="float">
            <text:p>9.27114</text:p>
          </table:table-cell>
        </table:table-row>
        <table:table-row table:style-name="ro1">
          <table:table-cell office:value-type="float" office:value="10.8852" calcext:value-type="float">
            <text:p>10.885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9.54673" calcext:value-type="float">
            <text:p>9.546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8.74894" calcext:value-type="float">
            <text:p>8.7489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9981" calcext:value-type="float">
            <text:p>0.149981</text:p>
          </table:table-cell>
          <table:table-cell office:value-type="float" office:value="0.14896" calcext:value-type="float">
            <text:p>0.14896</text:p>
          </table:table-cell>
          <table:table-cell office:value-type="float" office:value="0.151417" calcext:value-type="float">
            <text:p>0.151417</text:p>
          </table:table-cell>
          <table:table-cell office:value-type="float" office:value="0.149982" calcext:value-type="float">
            <text:p>0.149982</text:p>
          </table:table-cell>
          <table:table-cell office:value-type="float" office:value="0.148433" calcext:value-type="float">
            <text:p>0.148433</text:p>
          </table:table-cell>
          <table:table-cell office:value-type="float" office:value="0.151693" calcext:value-type="float">
            <text:p>0.151693</text:p>
          </table:table-cell>
          <table:table-cell office:value-type="float" office:value="0.270074" calcext:value-type="float">
            <text:p>0.270074</text:p>
          </table:table-cell>
          <table:table-cell office:value-type="float" office:value="0.265633" calcext:value-type="float">
            <text:p>0.265633</text:p>
          </table:table-cell>
          <table:table-cell office:value-type="float" office:value="0.274083" calcext:value-type="float">
            <text:p>0.274083</text:p>
          </table:table-cell>
          <table:table-cell office:value-type="float" office:value="0.270076" calcext:value-type="float">
            <text:p>0.270076</text:p>
          </table:table-cell>
          <table:table-cell office:value-type="float" office:value="0.264883" calcext:value-type="float">
            <text:p>0.264883</text:p>
          </table:table-cell>
          <table:table-cell office:value-type="float" office:value="0.273943" calcext:value-type="float">
            <text:p>0.273943</text:p>
          </table:table-cell>
          <table:table-cell table:number-columns-repeated="2" office:value-type="float" office:value="1.80072" calcext:value-type="float">
            <text:p>1.80072</text:p>
          </table:table-cell>
          <table:table-cell office:value-type="float" office:value="9.31613" calcext:value-type="float">
            <text:p>9.31613</text:p>
          </table:table-cell>
        </table:table-row>
        <table:table-row table:style-name="ro1">
          <table:table-cell office:value-type="float" office:value="11.1022" calcext:value-type="float">
            <text:p>11.1022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9.60584" calcext:value-type="float">
            <text:p>9.6058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.80633" calcext:value-type="float">
            <text:p>8.8063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983" calcext:value-type="float">
            <text:p>0.153983</text:p>
          </table:table-cell>
          <table:table-cell office:value-type="float" office:value="0.15644" calcext:value-type="float">
            <text:p>0.15644</text:p>
          </table:table-cell>
          <table:table-cell office:value-type="float" office:value="0.154962" calcext:value-type="float">
            <text:p>0.154962</text:p>
          </table:table-cell>
          <table:table-cell office:value-type="float" office:value="0.15345" calcext:value-type="float">
            <text:p>0.15345</text:p>
          </table:table-cell>
          <table:table-cell office:value-type="float" office:value="0.156753" calcext:value-type="float">
            <text:p>0.156753</text:p>
          </table:table-cell>
          <table:table-cell office:value-type="float" office:value="0.279055" calcext:value-type="float">
            <text:p>0.279055</text:p>
          </table:table-cell>
          <table:table-cell office:value-type="float" office:value="0.27535" calcext:value-type="float">
            <text:p>0.27535</text:p>
          </table:table-cell>
          <table:table-cell office:value-type="float" office:value="0.282653" calcext:value-type="float">
            <text:p>0.282653</text:p>
          </table:table-cell>
          <table:table-cell office:value-type="float" office:value="0.279057" calcext:value-type="float">
            <text:p>0.279057</text:p>
          </table:table-cell>
          <table:table-cell office:value-type="float" office:value="0.27298" calcext:value-type="float">
            <text:p>0.27298</text:p>
          </table:table-cell>
          <table:table-cell office:value-type="float" office:value="0.282677" calcext:value-type="float">
            <text:p>0.282677</text:p>
          </table:table-cell>
          <table:table-cell office:value-type="float" office:value="1.80079" calcext:value-type="float">
            <text:p>1.80079</text:p>
          </table:table-cell>
          <table:table-cell office:value-type="float" office:value="1.80081" calcext:value-type="float">
            <text:p>1.80081</text:p>
          </table:table-cell>
          <table:table-cell office:value-type="float" office:value="9.34806" calcext:value-type="float">
            <text:p>9.34806</text:p>
          </table:table-cell>
        </table:table-row>
        <table:table-row table:style-name="ro1">
          <table:table-cell office:value-type="float" office:value="11.3548" calcext:value-type="float">
            <text:p>11.3548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9.67521" calcext:value-type="float">
            <text:p>9.6752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8.87104" calcext:value-type="float">
            <text:p>8.87104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9973" calcext:value-type="float">
            <text:p>0.159973</text:p>
          </table:table-cell>
          <table:table-cell office:value-type="float" office:value="0.15789" calcext:value-type="float">
            <text:p>0.15789</text:p>
          </table:table-cell>
          <table:table-cell office:value-type="float" office:value="0.16147" calcext:value-type="float">
            <text:p>0.16147</text:p>
          </table:table-cell>
          <table:table-cell office:value-type="float" office:value="0.159974" calcext:value-type="float">
            <text:p>0.159974</text:p>
          </table:table-cell>
          <table:table-cell office:value-type="float" office:value="0.15847" calcext:value-type="float">
            <text:p>0.15847</text:p>
          </table:table-cell>
          <table:table-cell office:value-type="float" office:value="0.161857" calcext:value-type="float">
            <text:p>0.161857</text:p>
          </table:table-cell>
          <table:table-cell office:value-type="float" office:value="0.288068" calcext:value-type="float">
            <text:p>0.288068</text:p>
          </table:table-cell>
          <table:table-cell office:value-type="float" office:value="0.28388" calcext:value-type="float">
            <text:p>0.28388</text:p>
          </table:table-cell>
          <table:table-cell office:value-type="float" office:value="0.291447" calcext:value-type="float">
            <text:p>0.291447</text:p>
          </table:table-cell>
          <table:table-cell office:value-type="float" office:value="0.288069" calcext:value-type="float">
            <text:p>0.288069</text:p>
          </table:table-cell>
          <table:table-cell office:value-type="float" office:value="0.28283" calcext:value-type="float">
            <text:p>0.28283</text:p>
          </table:table-cell>
          <table:table-cell office:value-type="float" office:value="0.29241" calcext:value-type="float">
            <text:p>0.29241</text:p>
          </table:table-cell>
          <table:table-cell office:value-type="float" office:value="1.80072" calcext:value-type="float">
            <text:p>1.80072</text:p>
          </table:table-cell>
          <table:table-cell office:value-type="float" office:value="1.80073" calcext:value-type="float">
            <text:p>1.80073</text:p>
          </table:table-cell>
          <table:table-cell office:value-type="float" office:value="9.38953" calcext:value-type="float">
            <text:p>9.38953</text:p>
          </table:table-cell>
        </table:table-row>
        <table:table-row table:style-name="ro1">
          <table:table-cell office:value-type="float" office:value="11.644" calcext:value-type="float">
            <text:p>11.644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9.74081" calcext:value-type="float">
            <text:p>9.74081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8.94251" calcext:value-type="float">
            <text:p>8.94251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387" calcext:value-type="float">
            <text:p>0.16387</text:p>
          </table:table-cell>
          <table:table-cell office:value-type="float" office:value="0.166513" calcext:value-type="float">
            <text:p>0.166513</text:p>
          </table:table-cell>
          <table:table-cell office:value-type="float" office:value="0.164997" calcext:value-type="float">
            <text:p>0.164997</text:p>
          </table:table-cell>
          <table:table-cell office:value-type="float" office:value="0.163283" calcext:value-type="float">
            <text:p>0.163283</text:p>
          </table:table-cell>
          <table:table-cell office:value-type="float" office:value="0.166883" calcext:value-type="float">
            <text:p>0.166883</text:p>
          </table:table-cell>
          <table:table-cell office:value-type="float" office:value="0.297156" calcext:value-type="float">
            <text:p>0.297156</text:p>
          </table:table-cell>
          <table:table-cell office:value-type="float" office:value="0.29383" calcext:value-type="float">
            <text:p>0.29383</text:p>
          </table:table-cell>
          <table:table-cell office:value-type="float" office:value="0.300683" calcext:value-type="float">
            <text:p>0.300683</text:p>
          </table:table-cell>
          <table:table-cell office:value-type="float" office:value="0.297156" calcext:value-type="float">
            <text:p>0.297156</text:p>
          </table:table-cell>
          <table:table-cell office:value-type="float" office:value="0.292293" calcext:value-type="float">
            <text:p>0.292293</text:p>
          </table:table-cell>
          <table:table-cell office:value-type="float" office:value="0.301617" calcext:value-type="float">
            <text:p>0.301617</text:p>
          </table:table-cell>
          <table:table-cell table:number-columns-repeated="2" office:value-type="float" office:value="1.80097" calcext:value-type="float">
            <text:p>1.80097</text:p>
          </table:table-cell>
          <table:table-cell office:value-type="float" office:value="9.42504" calcext:value-type="float">
            <text:p>9.42504</text:p>
          </table:table-cell>
        </table:table-row>
        <table:table-row table:style-name="ro1">
          <table:table-cell office:value-type="float" office:value="11.9572" calcext:value-type="float">
            <text:p>11.9572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9.81098" calcext:value-type="float">
            <text:p>9.8109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.0128" calcext:value-type="float">
            <text:p>9.0128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0008" calcext:value-type="float">
            <text:p>0.170008</text:p>
          </table:table-cell>
          <table:table-cell office:value-type="float" office:value="0.168587" calcext:value-type="float">
            <text:p>0.168587</text:p>
          </table:table-cell>
          <table:table-cell office:value-type="float" office:value="0.171523" calcext:value-type="float">
            <text:p>0.171523</text:p>
          </table:table-cell>
          <table:table-cell office:value-type="float" office:value="0.170009" calcext:value-type="float">
            <text:p>0.170009</text:p>
          </table:table-cell>
          <table:table-cell office:value-type="float" office:value="0.168317" calcext:value-type="float">
            <text:p>0.168317</text:p>
          </table:table-cell>
          <table:table-cell office:value-type="float" office:value="0.17159" calcext:value-type="float">
            <text:p>0.17159</text:p>
          </table:table-cell>
          <table:table-cell office:value-type="float" office:value="0.306168" calcext:value-type="float">
            <text:p>0.306168</text:p>
          </table:table-cell>
          <table:table-cell office:value-type="float" office:value="0.30249" calcext:value-type="float">
            <text:p>0.30249</text:p>
          </table:table-cell>
          <table:table-cell office:value-type="float" office:value="0.30979" calcext:value-type="float">
            <text:p>0.30979</text:p>
          </table:table-cell>
          <table:table-cell office:value-type="float" office:value="0.306171" calcext:value-type="float">
            <text:p>0.306171</text:p>
          </table:table-cell>
          <table:table-cell office:value-type="float" office:value="0.302123" calcext:value-type="float">
            <text:p>0.302123</text:p>
          </table:table-cell>
          <table:table-cell office:value-type="float" office:value="0.310367" calcext:value-type="float">
            <text:p>0.310367</text:p>
          </table:table-cell>
          <table:table-cell office:value-type="float" office:value="1.80091" calcext:value-type="float">
            <text:p>1.80091</text:p>
          </table:table-cell>
          <table:table-cell office:value-type="float" office:value="1.80092" calcext:value-type="float">
            <text:p>1.80092</text:p>
          </table:table-cell>
          <table:table-cell office:value-type="float" office:value="9.46514" calcext:value-type="float">
            <text:p>9.46514</text:p>
          </table:table-cell>
        </table:table-row>
        <table:table-row table:style-name="ro1">
          <table:table-cell office:value-type="float" office:value="12.3098" calcext:value-type="float">
            <text:p>12.309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9.86951" calcext:value-type="float">
            <text:p>9.86951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9.06492" calcext:value-type="float">
            <text:p>9.0649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75015" calcext:value-type="float">
            <text:p>0.175015</text:p>
          </table:table-cell>
          <table:table-cell office:value-type="float" office:value="0.17378" calcext:value-type="float">
            <text:p>0.17378</text:p>
          </table:table-cell>
          <table:table-cell office:value-type="float" office:value="0.176443" calcext:value-type="float">
            <text:p>0.176443</text:p>
          </table:table-cell>
          <table:table-cell office:value-type="float" office:value="0.175016" calcext:value-type="float">
            <text:p>0.175016</text:p>
          </table:table-cell>
          <table:table-cell office:value-type="float" office:value="0.173323" calcext:value-type="float">
            <text:p>0.173323</text:p>
          </table:table-cell>
          <table:table-cell office:value-type="float" office:value="0.176313" calcext:value-type="float">
            <text:p>0.176313</text:p>
          </table:table-cell>
          <table:table-cell office:value-type="float" office:value="0.315161" calcext:value-type="float">
            <text:p>0.315161</text:p>
          </table:table-cell>
          <table:table-cell office:value-type="float" office:value="0.309647" calcext:value-type="float">
            <text:p>0.309647</text:p>
          </table:table-cell>
          <table:table-cell office:value-type="float" office:value="0.319467" calcext:value-type="float">
            <text:p>0.319467</text:p>
          </table:table-cell>
          <table:table-cell office:value-type="float" office:value="0.315163" calcext:value-type="float">
            <text:p>0.315163</text:p>
          </table:table-cell>
          <table:table-cell office:value-type="float" office:value="0.310637" calcext:value-type="float">
            <text:p>0.310637</text:p>
          </table:table-cell>
          <table:table-cell office:value-type="float" office:value="0.31889" calcext:value-type="float">
            <text:p>0.31889</text:p>
          </table:table-cell>
          <table:table-cell office:value-type="float" office:value="1.80077" calcext:value-type="float">
            <text:p>1.80077</text:p>
          </table:table-cell>
          <table:table-cell office:value-type="float" office:value="1.80076" calcext:value-type="float">
            <text:p>1.80076</text:p>
          </table:table-cell>
          <table:table-cell office:value-type="float" office:value="9.49352" calcext:value-type="float">
            <text:p>9.49352</text:p>
          </table:table-cell>
        </table:table-row>
        <table:table-row table:style-name="ro1">
          <table:table-cell office:value-type="float" office:value="12.7683" calcext:value-type="float">
            <text:p>12.7683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9.94835" calcext:value-type="float">
            <text:p>9.94835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.15112" calcext:value-type="float">
            <text:p>9.15112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0034" calcext:value-type="float">
            <text:p>0.180034</text:p>
          </table:table-cell>
          <table:table-cell office:value-type="float" office:value="0.178163" calcext:value-type="float">
            <text:p>0.178163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80035" calcext:value-type="float">
            <text:p>0.180035</text:p>
          </table:table-cell>
          <table:table-cell office:value-type="float" office:value="0.178347" calcext:value-type="float">
            <text:p>0.178347</text:p>
          </table:table-cell>
          <table:table-cell office:value-type="float" office:value="0.181383" calcext:value-type="float">
            <text:p>0.181383</text:p>
          </table:table-cell>
          <table:table-cell office:value-type="float" office:value="0.324183" calcext:value-type="float">
            <text:p>0.324183</text:p>
          </table:table-cell>
          <table:table-cell office:value-type="float" office:value="0.32065" calcext:value-type="float">
            <text:p>0.32065</text:p>
          </table:table-cell>
          <table:table-cell office:value-type="float" office:value="0.327567" calcext:value-type="float">
            <text:p>0.327567</text:p>
          </table:table-cell>
          <table:table-cell office:value-type="float" office:value="0.324182" calcext:value-type="float">
            <text:p>0.324182</text:p>
          </table:table-cell>
          <table:table-cell office:value-type="float" office:value="0.319867" calcext:value-type="float">
            <text:p>0.319867</text:p>
          </table:table-cell>
          <table:table-cell office:value-type="float" office:value="0.32889" calcext:value-type="float">
            <text:p>0.32889</text:p>
          </table:table-cell>
          <table:table-cell office:value-type="float" office:value="1.80068" calcext:value-type="float">
            <text:p>1.80068</text:p>
          </table:table-cell>
          <table:table-cell office:value-type="float" office:value="1.80066" calcext:value-type="float">
            <text:p>1.80066</text:p>
          </table:table-cell>
          <table:table-cell office:value-type="float" office:value="9.53615" calcext:value-type="float">
            <text:p>9.53615</text:p>
          </table:table-cell>
        </table:table-row>
        <table:table-row table:style-name="ro1">
          <table:table-cell office:value-type="float" office:value="13.2321" calcext:value-type="float">
            <text:p>13.2321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0.0258" calcext:value-type="float">
            <text:p>10.0258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.22076" calcext:value-type="float">
            <text:p>9.2207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85041" calcext:value-type="float">
            <text:p>0.185041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186537" calcext:value-type="float">
            <text:p>0.186537</text:p>
          </table:table-cell>
          <table:table-cell office:value-type="float" office:value="0.185045" calcext:value-type="float">
            <text:p>0.185045</text:p>
          </table:table-cell>
          <table:table-cell office:value-type="float" office:value="0.183423" calcext:value-type="float">
            <text:p>0.183423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333238" calcext:value-type="float">
            <text:p>0.333238</text:p>
          </table:table-cell>
          <table:table-cell office:value-type="float" office:value="0.329753" calcext:value-type="float">
            <text:p>0.329753</text:p>
          </table:table-cell>
          <table:table-cell office:value-type="float" office:value="0.336673" calcext:value-type="float">
            <text:p>0.336673</text:p>
          </table:table-cell>
          <table:table-cell office:value-type="float" office:value="0.333246" calcext:value-type="float">
            <text:p>0.333246</text:p>
          </table:table-cell>
          <table:table-cell office:value-type="float" office:value="0.32853" calcext:value-type="float">
            <text:p>0.32853</text:p>
          </table:table-cell>
          <table:table-cell office:value-type="float" office:value="0.338413" calcext:value-type="float">
            <text:p>0.338413</text:p>
          </table:table-cell>
          <table:table-cell table:number-columns-repeated="2" office:value-type="float" office:value="1.80089" calcext:value-type="float">
            <text:p>1.80089</text:p>
          </table:table-cell>
          <table:table-cell office:value-type="float" office:value="9.57648" calcext:value-type="float">
            <text:p>9.57648</text:p>
          </table:table-cell>
        </table:table-row>
        <table:table-row table:style-name="ro1">
          <table:table-cell office:value-type="float" office:value="13.8209" calcext:value-type="float">
            <text:p>13.8209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10.1085" calcext:value-type="float">
            <text:p>10.1085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9.30874" calcext:value-type="float">
            <text:p>9.3087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0052" calcext:value-type="float">
            <text:p>0.190052</text:p>
          </table:table-cell>
          <table:table-cell office:value-type="float" office:value="0.188987" calcext:value-type="float">
            <text:p>0.188987</text:p>
          </table:table-cell>
          <table:table-cell office:value-type="float" office:value="0.191353" calcext:value-type="float">
            <text:p>0.191353</text:p>
          </table:table-cell>
          <table:table-cell office:value-type="float" office:value="0.190054" calcext:value-type="float">
            <text:p>0.190054</text:p>
          </table:table-cell>
          <table:table-cell office:value-type="float" office:value="0.18858" calcext:value-type="float">
            <text:p>0.18858</text:p>
          </table:table-cell>
          <table:table-cell office:value-type="float" office:value="0.19178" calcext:value-type="float">
            <text:p>0.19178</text:p>
          </table:table-cell>
          <table:table-cell office:value-type="float" office:value="0.342298" calcext:value-type="float">
            <text:p>0.342298</text:p>
          </table:table-cell>
          <table:table-cell office:value-type="float" office:value="0.3384" calcext:value-type="float">
            <text:p>0.3384</text:p>
          </table:table-cell>
          <table:table-cell office:value-type="float" office:value="0.345987" calcext:value-type="float">
            <text:p>0.345987</text:p>
          </table:table-cell>
          <table:table-cell office:value-type="float" office:value="0.342304" calcext:value-type="float">
            <text:p>0.342304</text:p>
          </table:table-cell>
          <table:table-cell office:value-type="float" office:value="0.338323" calcext:value-type="float">
            <text:p>0.338323</text:p>
          </table:table-cell>
          <table:table-cell office:value-type="float" office:value="0.347433" calcext:value-type="float">
            <text:p>0.347433</text:p>
          </table:table-cell>
          <table:table-cell office:value-type="float" office:value="1.80108" calcext:value-type="float">
            <text:p>1.80108</text:p>
          </table:table-cell>
          <table:table-cell office:value-type="float" office:value="1.80109" calcext:value-type="float">
            <text:p>1.80109</text:p>
          </table:table-cell>
          <table:table-cell office:value-type="float" office:value="9.61684" calcext:value-type="float">
            <text:p>9.61684</text:p>
          </table:table-cell>
        </table:table-row>
        <table:table-row table:style-name="ro1">
          <table:table-cell office:value-type="float" office:value="14.5923" calcext:value-type="float">
            <text:p>14.5923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0.1933" calcext:value-type="float">
            <text:p>10.193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.38893" calcext:value-type="float">
            <text:p>9.388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5077" calcext:value-type="float">
            <text:p>0.195077</text:p>
          </table:table-cell>
          <table:table-cell office:value-type="float" office:value="0.19343" calcext:value-type="float">
            <text:p>0.19343</text:p>
          </table:table-cell>
          <table:table-cell office:value-type="float" office:value="0.196657" calcext:value-type="float">
            <text:p>0.196657</text:p>
          </table:table-cell>
          <table:table-cell office:value-type="float" office:value="0.195078" calcext:value-type="float">
            <text:p>0.195078</text:p>
          </table:table-cell>
          <table:table-cell office:value-type="float" office:value="0.193573" calcext:value-type="float">
            <text:p>0.193573</text:p>
          </table:table-cell>
          <table:table-cell office:value-type="float" office:value="0.196867" calcext:value-type="float">
            <text:p>0.196867</text:p>
          </table:table-cell>
          <table:table-cell office:value-type="float" office:value="0.351373" calcext:value-type="float">
            <text:p>0.351373</text:p>
          </table:table-cell>
          <table:table-cell office:value-type="float" office:value="0.34831" calcext:value-type="float">
            <text:p>0.34831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51373" calcext:value-type="float">
            <text:p>0.351373</text:p>
          </table:table-cell>
          <table:table-cell office:value-type="float" office:value="0.347387" calcext:value-type="float">
            <text:p>0.347387</text:p>
          </table:table-cell>
          <table:table-cell office:value-type="float" office:value="0.357233" calcext:value-type="float">
            <text:p>0.357233</text:p>
          </table:table-cell>
          <table:table-cell office:value-type="float" office:value="1.8012" calcext:value-type="float">
            <text:p>1.8012</text:p>
          </table:table-cell>
          <table:table-cell office:value-type="float" office:value="1.80119" calcext:value-type="float">
            <text:p>1.80119</text:p>
          </table:table-cell>
          <table:table-cell office:value-type="float" office:value="9.65947" calcext:value-type="float">
            <text:p>9.65947</text:p>
          </table:table-cell>
        </table:table-row>
        <table:table-row table:style-name="ro1">
          <table:table-cell office:value-type="float" office:value="15.5021" calcext:value-type="float">
            <text:p>15.5021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10.276" calcext:value-type="float">
            <text:p>10.276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9.48032" calcext:value-type="float">
            <text:p>9.4803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0077" calcext:value-type="float">
            <text:p>0.200077</text:p>
          </table:table-cell>
          <table:table-cell office:value-type="float" office:value="0.198647" calcext:value-type="float">
            <text:p>0.198647</text:p>
          </table:table-cell>
          <table:table-cell office:value-type="float" office:value="0.202083" calcext:value-type="float">
            <text:p>0.202083</text:p>
          </table:table-cell>
          <table:table-cell office:value-type="float" office:value="0.200078" calcext:value-type="float">
            <text:p>0.200078</text:p>
          </table:table-cell>
          <table:table-cell office:value-type="float" office:value="0.198147" calcext:value-type="float">
            <text:p>0.198147</text:p>
          </table:table-cell>
          <table:table-cell office:value-type="float" office:value="0.202047" calcext:value-type="float">
            <text:p>0.202047</text:p>
          </table:table-cell>
          <table:table-cell office:value-type="float" office:value="0.360248" calcext:value-type="float">
            <text:p>0.360248</text:p>
          </table:table-cell>
          <table:table-cell office:value-type="float" office:value="0.356233" calcext:value-type="float">
            <text:p>0.356233</text:p>
          </table:table-cell>
          <table:table-cell office:value-type="float" office:value="0.365297" calcext:value-type="float">
            <text:p>0.365297</text:p>
          </table:table-cell>
          <table:table-cell office:value-type="float" office:value="0.360252" calcext:value-type="float">
            <text:p>0.360252</text:p>
          </table:table-cell>
          <table:table-cell office:value-type="float" office:value="0.355667" calcext:value-type="float">
            <text:p>0.355667</text:p>
          </table:table-cell>
          <table:table-cell office:value-type="float" office:value="0.366547" calcext:value-type="float">
            <text:p>0.366547</text:p>
          </table:table-cell>
          <table:table-cell office:value-type="float" office:value="1.80055" calcext:value-type="float">
            <text:p>1.80055</text:p>
          </table:table-cell>
          <table:table-cell office:value-type="float" office:value="1.80056" calcext:value-type="float">
            <text:p>1.80056</text:p>
          </table:table-cell>
          <table:table-cell office:value-type="float" office:value="9.69686" calcext:value-type="float">
            <text:p>9.69686</text:p>
          </table:table-cell>
        </table:table-row>
        <table:table-row table:style-name="ro1">
          <table:table-cell office:value-type="float" office:value="16.519" calcext:value-type="float">
            <text:p>16.519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10.3691" calcext:value-type="float">
            <text:p>10.3691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.57036" calcext:value-type="float">
            <text:p>9.5703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508" calcext:value-type="float">
            <text:p>0.20508</text:p>
          </table:table-cell>
          <table:table-cell office:value-type="float" office:value="0.20363" calcext:value-type="float">
            <text:p>0.20363</text:p>
          </table:table-cell>
          <table:table-cell office:value-type="float" office:value="0.206777" calcext:value-type="float">
            <text:p>0.206777</text:p>
          </table:table-cell>
          <table:table-cell office:value-type="float" office:value="0.205077" calcext:value-type="float">
            <text:p>0.205077</text:p>
          </table:table-cell>
          <table:table-cell office:value-type="float" office:value="0.203073" calcext:value-type="float">
            <text:p>0.203073</text:p>
          </table:table-cell>
          <table:table-cell office:value-type="float" office:value="0.20713" calcext:value-type="float">
            <text:p>0.20713</text:p>
          </table:table-cell>
          <table:table-cell office:value-type="float" office:value="0.369223" calcext:value-type="float">
            <text:p>0.369223</text:p>
          </table:table-cell>
          <table:table-cell office:value-type="float" office:value="0.36587" calcext:value-type="float">
            <text:p>0.36587</text:p>
          </table:table-cell>
          <table:table-cell office:value-type="float" office:value="0.372783" calcext:value-type="float">
            <text:p>0.372783</text:p>
          </table:table-cell>
          <table:table-cell office:value-type="float" office:value="0.369216" calcext:value-type="float">
            <text:p>0.369216</text:p>
          </table:table-cell>
          <table:table-cell office:value-type="float" office:value="0.364583" calcext:value-type="float">
            <text:p>0.364583</text:p>
          </table:table-cell>
          <table:table-cell office:value-type="float" office:value="0.37601" calcext:value-type="float">
            <text:p>0.37601</text:p>
          </table:table-cell>
          <table:table-cell table:number-columns-repeated="2" office:value-type="float" office:value="1.80038" calcext:value-type="float">
            <text:p>1.80038</text:p>
          </table:table-cell>
          <table:table-cell office:value-type="float" office:value="9.74298" calcext:value-type="float">
            <text:p>9.74298</text:p>
          </table:table-cell>
        </table:table-row>
        <table:table-row table:style-name="ro1">
          <table:table-cell office:value-type="float" office:value="18.0545" calcext:value-type="float">
            <text:p>18.0545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0.4776" calcext:value-type="float">
            <text:p>10.477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9.68007" calcext:value-type="float">
            <text:p>9.680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069" calcext:value-type="float">
            <text:p>0.210069</text:p>
          </table:table-cell>
          <table:table-cell office:value-type="float" office:value="0.208173" calcext:value-type="float">
            <text:p>0.208173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210067" calcext:value-type="float">
            <text:p>0.210067</text:p>
          </table:table-cell>
          <table:table-cell office:value-type="float" office:value="0.208117" calcext:value-type="float">
            <text:p>0.208117</text:p>
          </table:table-cell>
          <table:table-cell office:value-type="float" office:value="0.21234" calcext:value-type="float">
            <text:p>0.21234</text:p>
          </table:table-cell>
          <table:table-cell office:value-type="float" office:value="0.378256" calcext:value-type="float">
            <text:p>0.378256</text:p>
          </table:table-cell>
          <table:table-cell office:value-type="float" office:value="0.37335" calcext:value-type="float">
            <text:p>0.37335</text:p>
          </table:table-cell>
          <table:table-cell office:value-type="float" office:value="0.38255" calcext:value-type="float">
            <text:p>0.38255</text:p>
          </table:table-cell>
          <table:table-cell office:value-type="float" office:value="0.378251" calcext:value-type="float">
            <text:p>0.378251</text:p>
          </table:table-cell>
          <table:table-cell office:value-type="float" office:value="0.37395" calcext:value-type="float">
            <text:p>0.37395</text:p>
          </table:table-cell>
          <table:table-cell office:value-type="float" office:value="0.38594" calcext:value-type="float">
            <text:p>0.38594</text:p>
          </table:table-cell>
          <table:table-cell table:number-columns-repeated="2" office:value-type="float" office:value="1.80062" calcext:value-type="float">
            <text:p>1.80062</text:p>
          </table:table-cell>
          <table:table-cell office:value-type="float" office:value="9.78932" calcext:value-type="float">
            <text:p>9.78932</text:p>
          </table:table-cell>
        </table:table-row>
        <table:table-row table:style-name="ro1">
          <table:table-cell office:value-type="float" office:value="20.0181" calcext:value-type="float">
            <text:p>20.0181</text:p>
          </table:table-cell>
          <table:table-cell office:value-type="float" office:value="1" calcext:value-type="float">
            <text:p>1</text:p>
          </table:table-cell>
          <table:table-cell office:value-type="float" office:value="377" calcext:value-type="float">
            <text:p>377</text:p>
          </table:table-cell>
          <table:table-cell office:value-type="float" office:value="10.5784" calcext:value-type="float">
            <text:p>10.5784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.78611" calcext:value-type="float">
            <text:p>9.78611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5034" calcext:value-type="float">
            <text:p>0.215034</text:p>
          </table:table-cell>
          <table:table-cell office:value-type="float" office:value="0.213277" calcext:value-type="float">
            <text:p>0.213277</text:p>
          </table:table-cell>
          <table:table-cell office:value-type="float" office:value="0.21678" calcext:value-type="float">
            <text:p>0.21678</text:p>
          </table:table-cell>
          <table:table-cell office:value-type="float" office:value="0.215034" calcext:value-type="float">
            <text:p>0.215034</text:p>
          </table:table-cell>
          <table:table-cell office:value-type="float" office:value="0.213497" calcext:value-type="float">
            <text:p>0.213497</text:p>
          </table:table-cell>
          <table:table-cell office:value-type="float" office:value="0.217177" calcext:value-type="float">
            <text:p>0.217177</text:p>
          </table:table-cell>
          <table:table-cell office:value-type="float" office:value="0.387101" calcext:value-type="float">
            <text:p>0.387101</text:p>
          </table:table-cell>
          <table:table-cell office:value-type="float" office:value="0.38325" calcext:value-type="float">
            <text:p>0.38325</text:p>
          </table:table-cell>
          <table:table-cell office:value-type="float" office:value="0.39125" calcext:value-type="float">
            <text:p>0.39125</text:p>
          </table:table-cell>
          <table:table-cell office:value-type="float" office:value="0.387102" calcext:value-type="float">
            <text:p>0.387102</text:p>
          </table:table-cell>
          <table:table-cell office:value-type="float" office:value="0.383433" calcext:value-type="float">
            <text:p>0.383433</text:p>
          </table:table-cell>
          <table:table-cell office:value-type="float" office:value="0.394237" calcext:value-type="float">
            <text:p>0.394237</text:p>
          </table:table-cell>
          <table:table-cell table:number-columns-repeated="2" office:value-type="float" office:value="1.80019" calcext:value-type="float">
            <text:p>1.80019</text:p>
          </table:table-cell>
          <table:table-cell office:value-type="float" office:value="9.83237" calcext:value-type="float">
            <text:p>9.83237</text:p>
          </table:table-cell>
        </table:table-row>
        <table:table-row table:style-name="ro1">
          <table:table-cell office:value-type="float" office:value="22.8823" calcext:value-type="float">
            <text:p>22.8823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10.6759" calcext:value-type="float">
            <text:p>10.6759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9.88155" calcext:value-type="float">
            <text:p>9.88155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0028" calcext:value-type="float">
            <text:p>0.220028</text:p>
          </table:table-cell>
          <table:table-cell office:value-type="float" office:value="0.217783" calcext:value-type="float">
            <text:p>0.217783</text:p>
          </table:table-cell>
          <table:table-cell office:value-type="float" office:value="0.221743" calcext:value-type="float">
            <text:p>0.221743</text:p>
          </table:table-cell>
          <table:table-cell office:value-type="float" office:value="0.220032" calcext:value-type="float">
            <text:p>0.220032</text:p>
          </table:table-cell>
          <table:table-cell office:value-type="float" office:value="0.21826" calcext:value-type="float">
            <text:p>0.21826</text:p>
          </table:table-cell>
          <table:table-cell office:value-type="float" office:value="0.222363" calcext:value-type="float">
            <text:p>0.222363</text:p>
          </table:table-cell>
          <table:table-cell office:value-type="float" office:value="0.396088" calcext:value-type="float">
            <text:p>0.396088</text:p>
          </table:table-cell>
          <table:table-cell office:value-type="float" office:value="0.390813" calcext:value-type="float">
            <text:p>0.390813</text:p>
          </table:table-cell>
          <table:table-cell office:value-type="float" office:value="0.39951" calcext:value-type="float">
            <text:p>0.39951</text:p>
          </table:table-cell>
          <table:table-cell office:value-type="float" office:value="0.396098" calcext:value-type="float">
            <text:p>0.396098</text:p>
          </table:table-cell>
          <table:table-cell office:value-type="float" office:value="0.39215" calcext:value-type="float">
            <text:p>0.39215</text:p>
          </table:table-cell>
          <table:table-cell office:value-type="float" office:value="0.404137" calcext:value-type="float">
            <text:p>0.404137</text:p>
          </table:table-cell>
          <table:table-cell office:value-type="float" office:value="1.80017" calcext:value-type="float">
            <text:p>1.80017</text:p>
          </table:table-cell>
          <table:table-cell office:value-type="float" office:value="1.80019" calcext:value-type="float">
            <text:p>1.80019</text:p>
          </table:table-cell>
          <table:table-cell office:value-type="float" office:value="9.87252" calcext:value-type="float">
            <text:p>9.87252</text:p>
          </table:table-cell>
        </table:table-row>
        <table:table-row table:style-name="ro1">
          <table:table-cell office:value-type="float" office:value="27.2208" calcext:value-type="float">
            <text:p>27.2208</text:p>
          </table:table-cell>
          <table:table-cell office:value-type="float" office:value="1" calcext:value-type="float">
            <text:p>1</text:p>
          </table:table-cell>
          <table:table-cell office:value-type="float" office:value="659" calcext:value-type="float">
            <text:p>659</text:p>
          </table:table-cell>
          <table:table-cell office:value-type="float" office:value="10.7829" calcext:value-type="float">
            <text:p>10.7829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9.98227" calcext:value-type="float">
            <text:p>9.9822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5021" calcext:value-type="float">
            <text:p>0.225021</text:p>
          </table:table-cell>
          <table:table-cell office:value-type="float" office:value="0.222313" calcext:value-type="float">
            <text:p>0.222313</text:p>
          </table:table-cell>
          <table:table-cell office:value-type="float" office:value="0.226663" calcext:value-type="float">
            <text:p>0.226663</text:p>
          </table:table-cell>
          <table:table-cell office:value-type="float" office:value="0.225023" calcext:value-type="float">
            <text:p>0.225023</text:p>
          </table:table-cell>
          <table:table-cell office:value-type="float" office:value="0.22323" calcext:value-type="float">
            <text:p>0.22323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405055" calcext:value-type="float">
            <text:p>0.405055</text:p>
          </table:table-cell>
          <table:table-cell office:value-type="float" office:value="0.399957" calcext:value-type="float">
            <text:p>0.399957</text:p>
          </table:table-cell>
          <table:table-cell office:value-type="float" office:value="0.409987" calcext:value-type="float">
            <text:p>0.409987</text:p>
          </table:table-cell>
          <table:table-cell office:value-type="float" office:value="0.405056" calcext:value-type="float">
            <text:p>0.405056</text:p>
          </table:table-cell>
          <table:table-cell office:value-type="float" office:value="0.400927" calcext:value-type="float">
            <text:p>0.400927</text:p>
          </table:table-cell>
          <table:table-cell office:value-type="float" office:value="0.41318" calcext:value-type="float">
            <text:p>0.41318</text:p>
          </table:table-cell>
          <table:table-cell office:value-type="float" office:value="1.80008" calcext:value-type="float">
            <text:p>1.80008</text:p>
          </table:table-cell>
          <table:table-cell office:value-type="float" office:value="1.80006" calcext:value-type="float">
            <text:p>1.80006</text:p>
          </table:table-cell>
          <table:table-cell office:value-type="float" office:value="9.918" calcext:value-type="float">
            <text:p>9.918</text:p>
          </table:table-cell>
        </table:table-row>
        <table:table-row table:style-name="ro1">
          <table:table-cell office:value-type="float" office:value="37.1876" calcext:value-type="float">
            <text:p>37.1876</text:p>
          </table:table-cell>
          <table:table-cell office:value-type="float" office:value="1" calcext:value-type="float">
            <text:p>1</text:p>
          </table:table-cell>
          <table:table-cell office:value-type="float" office:value="894" calcext:value-type="float">
            <text:p>894</text:p>
          </table:table-cell>
          <table:table-cell office:value-type="float" office:value="10.9065" calcext:value-type="float">
            <text:p>10.9065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0.1092" calcext:value-type="float">
            <text:p>10.1092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9999" calcext:value-type="float">
            <text:p>0.229999</text:p>
          </table:table-cell>
          <table:table-cell office:value-type="float" office:value="0.227912" calcext:value-type="float">
            <text:p>0.227912</text:p>
          </table:table-cell>
          <table:table-cell office:value-type="float" office:value="0.231788" calcext:value-type="float">
            <text:p>0.231788</text:p>
          </table:table-cell>
          <table:table-cell office:value-type="float" office:value="0.230007" calcext:value-type="float">
            <text:p>0.230007</text:p>
          </table:table-cell>
          <table:table-cell office:value-type="float" office:value="0.228353" calcext:value-type="float">
            <text:p>0.228353</text:p>
          </table:table-cell>
          <table:table-cell office:value-type="float" office:value="0.232325" calcext:value-type="float">
            <text:p>0.232325</text:p>
          </table:table-cell>
          <table:table-cell office:value-type="float" office:value="0.414178" calcext:value-type="float">
            <text:p>0.414178</text:p>
          </table:table-cell>
          <table:table-cell office:value-type="float" office:value="0.411035" calcext:value-type="float">
            <text:p>0.411035</text:p>
          </table:table-cell>
          <table:table-cell office:value-type="float" office:value="0.418478" calcext:value-type="float">
            <text:p>0.418478</text:p>
          </table:table-cell>
          <table:table-cell office:value-type="float" office:value="0.414192" calcext:value-type="float">
            <text:p>0.414192</text:p>
          </table:table-cell>
          <table:table-cell office:value-type="float" office:value="0.410297" calcext:value-type="float">
            <text:p>0.410297</text:p>
          </table:table-cell>
          <table:table-cell office:value-type="float" office:value="0.421745" calcext:value-type="float">
            <text:p>0.421745</text:p>
          </table:table-cell>
          <table:table-cell table:number-columns-repeated="2" office:value-type="float" office:value="1.80078" calcext:value-type="float">
            <text:p>1.80078</text:p>
          </table:table-cell>
          <table:table-cell office:value-type="float" office:value="9.95829" calcext:value-type="float">
            <text:p>9.95829</text:p>
          </table:table-cell>
        </table:table-row>
        <table:table-row table:style-name="ro1">
          <table:table-cell office:value-type="float" office:value="135.777" calcext:value-type="float">
            <text:p>135.777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office:value-type="float" office:value="11.0257" calcext:value-type="float">
            <text:p>11.0257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0.2296" calcext:value-type="float">
            <text:p>10.2296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4953" calcext:value-type="float">
            <text:p>0.234953</text:p>
          </table:table-cell>
          <table:table-cell office:value-type="float" office:value="0.233864" calcext:value-type="float">
            <text:p>0.233864</text:p>
          </table:table-cell>
          <table:table-cell office:value-type="float" office:value="0.23607" calcext:value-type="float">
            <text:p>0.23607</text:p>
          </table:table-cell>
          <table:table-cell office:value-type="float" office:value="0.234953" calcext:value-type="float">
            <text:p>0.234953</text:p>
          </table:table-cell>
          <table:table-cell office:value-type="float" office:value="0.233911" calcext:value-type="float">
            <text:p>0.233911</text:p>
          </table:table-cell>
          <table:table-cell office:value-type="float" office:value="0.236629" calcext:value-type="float">
            <text:p>0.236629</text:p>
          </table:table-cell>
          <table:table-cell office:value-type="float" office:value="0.423004" calcext:value-type="float">
            <text:p>0.423004</text:p>
          </table:table-cell>
          <table:table-cell office:value-type="float" office:value="0.42004" calcext:value-type="float">
            <text:p>0.42004</text:p>
          </table:table-cell>
          <table:table-cell office:value-type="float" office:value="0.425981" calcext:value-type="float">
            <text:p>0.425981</text:p>
          </table:table-cell>
          <table:table-cell office:value-type="float" office:value="0.423005" calcext:value-type="float">
            <text:p>0.423005</text:p>
          </table:table-cell>
          <table:table-cell office:value-type="float" office:value="0.419197" calcext:value-type="float">
            <text:p>0.419197</text:p>
          </table:table-cell>
          <table:table-cell office:value-type="float" office:value="0.427287" calcext:value-type="float">
            <text:p>0.427287</text:p>
          </table:table-cell>
          <table:table-cell table:number-columns-repeated="2" office:value-type="float" office:value="1.80038" calcext:value-type="float">
            <text:p>1.80038</text:p>
          </table:table-cell>
          <table:table-cell office:value-type="float" office:value="10.0001" calcext:value-type="float">
            <text:p>10.0001</text:p>
          </table:table-cell>
        </table:table-row>
        <table:table-row table:style-name="ro1">
          <table:table-cell office:value-type="float" office:value="3091.74" calcext:value-type="float">
            <text:p>3091.74</text:p>
          </table:table-cell>
          <table:table-cell office:value-type="float" office:value="1" calcext:value-type="float">
            <text:p>1</text:p>
          </table:table-cell>
          <table:table-cell office:value-type="float" office:value="50116" calcext:value-type="float">
            <text:p>50116</text:p>
          </table:table-cell>
          <table:table-cell office:value-type="float" office:value="11.1117" calcext:value-type="float">
            <text:p>11.1117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0.298" calcext:value-type="float">
            <text:p>10.298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9966" calcext:value-type="float">
            <text:p>0.239966</text:p>
          </table:table-cell>
          <table:table-cell office:value-type="float" office:value="0.238811" calcext:value-type="float">
            <text:p>0.238811</text:p>
          </table:table-cell>
          <table:table-cell office:value-type="float" office:value="0.240996" calcext:value-type="float">
            <text:p>0.240996</text:p>
          </table:table-cell>
          <table:table-cell office:value-type="float" office:value="0.238838" calcext:value-type="float">
            <text:p>0.238838</text:p>
          </table:table-cell>
          <table:table-cell office:value-type="float" office:value="0.237516" calcext:value-type="float">
            <text:p>0.237516</text:p>
          </table:table-cell>
          <table:table-cell office:value-type="float" office:value="0.240426" calcext:value-type="float">
            <text:p>0.240426</text:p>
          </table:table-cell>
          <table:table-cell office:value-type="float" office:value="0.432004" calcext:value-type="float">
            <text:p>0.432004</text:p>
          </table:table-cell>
          <table:table-cell office:value-type="float" office:value="0.429507" calcext:value-type="float">
            <text:p>0.429507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30002" calcext:value-type="float">
            <text:p>0.430002</text:p>
          </table:table-cell>
          <table:table-cell office:value-type="float" office:value="0.425503" calcext:value-type="float">
            <text:p>0.425503</text:p>
          </table:table-cell>
          <table:table-cell office:value-type="float" office:value="0.434461" calcext:value-type="float">
            <text:p>0.434461</text:p>
          </table:table-cell>
          <table:table-cell office:value-type="float" office:value="1.80027" calcext:value-type="float">
            <text:p>1.80027</text:p>
          </table:table-cell>
          <table:table-cell office:value-type="float" office:value="1.80039" calcext:value-type="float">
            <text:p>1.80039</text:p>
          </table:table-cell>
          <table:table-cell office:value-type="float" office:value="10.0329" calcext:value-type="float">
            <text:p>10.0329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0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1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2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2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3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3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4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4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5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6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6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7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7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8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8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9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09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0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1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1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2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2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3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3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4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4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5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6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6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7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7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8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8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9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19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0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1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1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2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2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3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35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jection_rat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0.24;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08:51:33.676948905</meta:creation-date>
    <dc:date>2023-06-27T21:03:27.980503634</dc:date>
    <meta:editing-duration>PT4M12S</meta:editing-duration>
    <meta:editing-cycles>3</meta:editing-cycles>
    <meta:generator>LibreOffice/7.3.7.2$Linux_AARCH64 LibreOffice_project/30$Build-2</meta:generator>
    <meta:document-statistic meta:table-count="1" meta:cell-count="1536" meta:object-count="0"/>
  </office:meta>
</office:document-meta>
</file>